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1" svg:font-family="'Helvetica Neue', Helvetica, Arial, sans-serif"/>
    <style:font-face style:name="Helvetica Neue" svg:font-family="'Helvetica Neue', Helvetica,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fo:font-variant="normal" fo:text-transform="none" fo:color="#00381f" style:font-name="Helvetica Neue" fo:font-size="16pt" fo:font-style="normal" style:text-underline-style="none" fo:font-weight="bold" officeooo:paragraph-rsid="0005491c" style:font-size-asian="16pt" style:font-weight-asian="bold" style:font-size-complex="16pt" style:font-weight-complex="bold"/>
    </style:style>
    <style:style style:name="P2" style:family="paragraph" style:parent-style-name="Heading_20_3">
      <style:text-properties style:use-window-font-color="true" fo:font-size="16pt" fo:font-weight="bold" officeooo:rsid="000bb62f" officeooo:paragraph-rsid="0005491c" fo:background-color="transparent" style:font-size-asian="16pt" style:font-weight-asian="bold" style:font-size-complex="16pt" style:font-weight-complex="bold"/>
    </style:style>
    <style:style style:name="P3" style:family="paragraph" style:parent-style-name="Standard">
      <style:text-properties officeooo:rsid="000611c7" officeooo:paragraph-rsid="000bb62f"/>
    </style:style>
    <style:style style:name="P4" style:family="paragraph" style:parent-style-name="Standard">
      <style:paragraph-properties fo:text-align="start" style:justify-single-word="false"/>
      <style:text-properties officeooo:rsid="000611c7" officeooo:paragraph-rsid="0038bbc9"/>
    </style:style>
    <style:style style:name="P5" style:family="paragraph" style:parent-style-name="Standard">
      <style:text-properties officeooo:rsid="0009fe2d" officeooo:paragraph-rsid="000bb62f"/>
    </style:style>
    <style:style style:name="P6" style:family="paragraph" style:parent-style-name="Standard">
      <style:text-properties fo:font-weight="bold" officeooo:rsid="0009fe2d" officeooo:paragraph-rsid="000bb62f" style:font-weight-asian="bold" style:font-weight-complex="bold"/>
    </style:style>
    <style:style style:name="P7" style:family="paragraph" style:parent-style-name="Standard">
      <style:text-properties fo:font-weight="bold" officeooo:rsid="000611c7" officeooo:paragraph-rsid="000bb62f" style:font-weight-asian="bold" style:font-weight-complex="bold"/>
    </style:style>
    <style:style style:name="P8" style:family="paragraph" style:parent-style-name="Standard">
      <style:text-properties fo:font-weight="bold" officeooo:rsid="000c223e" officeooo:paragraph-rsid="000c223e" style:font-weight-asian="bold" style:font-weight-complex="bold"/>
    </style:style>
    <style:style style:name="P9" style:family="paragraph" style:parent-style-name="Standard">
      <style:text-properties fo:font-weight="bold" officeooo:rsid="0015c80a" officeooo:paragraph-rsid="0015c80a" style:font-weight-asian="bold" style:font-weight-complex="bold"/>
    </style:style>
    <style:style style:name="P10" style:family="paragraph" style:parent-style-name="Standard">
      <style:text-properties fo:font-weight="bold" officeooo:rsid="00285b69" officeooo:paragraph-rsid="00285b69" style:font-weight-asian="bold" style:font-weight-complex="bold"/>
    </style:style>
    <style:style style:name="P11" style:family="paragraph" style:parent-style-name="Standard">
      <style:text-properties fo:font-weight="bold" officeooo:rsid="0029fbd4" officeooo:paragraph-rsid="0029fbd4" style:font-weight-asian="bold" style:font-weight-complex="bold"/>
    </style:style>
    <style:style style:name="P12" style:family="paragraph" style:parent-style-name="Standard">
      <style:text-properties fo:font-weight="bold" officeooo:rsid="002b156b" officeooo:paragraph-rsid="002b156b" style:font-weight-asian="bold" style:font-weight-complex="bold"/>
    </style:style>
    <style:style style:name="P13" style:family="paragraph" style:parent-style-name="Standard">
      <style:text-properties fo:font-weight="normal" officeooo:rsid="0009fe2d" officeooo:paragraph-rsid="000bb62f" style:font-weight-asian="normal" style:font-weight-complex="normal"/>
    </style:style>
    <style:style style:name="P14" style:family="paragraph" style:parent-style-name="Standard">
      <style:text-properties fo:font-variant="normal" fo:text-transform="none" fo:color="#00381f" style:font-name="Helvetica Neue" fo:font-size="16pt" fo:font-style="normal" style:text-underline-style="none" fo:font-weight="bold" officeooo:rsid="000611c7" officeooo:paragraph-rsid="000bb62f"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use-window-font-color="true" fo:font-size="16pt" fo:font-weight="bold" officeooo:rsid="000bb62f" officeooo:paragraph-rsid="000bb62f" fo:background-color="transparent" style:font-size-asian="16pt" style:font-weight-asian="bold" style:font-size-complex="16pt" style:font-weight-complex="bold"/>
    </style:style>
    <style:style style:name="P16" style:family="paragraph" style:parent-style-name="Standard">
      <style:paragraph-properties fo:text-align="center" style:justify-single-word="false"/>
      <style:text-properties style:use-window-font-color="true" fo:font-size="24pt" style:text-underline-style="solid" style:text-underline-width="auto" style:text-underline-color="font-color" fo:font-weight="bold" officeooo:rsid="000bb62f" officeooo:paragraph-rsid="000bb62f" fo:background-color="transparent" style:font-size-asian="24pt" style:font-weight-asian="bold" style:font-size-complex="24pt" style:font-weight-complex="bold"/>
    </style:style>
    <style:style style:name="P17" style:family="paragraph" style:parent-style-name="Standard">
      <style:text-properties officeooo:rsid="000dc28b" officeooo:paragraph-rsid="000dc28b"/>
    </style:style>
    <style:style style:name="P18" style:family="paragraph" style:parent-style-name="Standard">
      <style:text-properties fo:font-size="16pt" fo:font-weight="bold" officeooo:rsid="001918dc" officeooo:paragraph-rsid="001918dc"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6pt" fo:font-weight="bold" officeooo:rsid="0031df28" officeooo:paragraph-rsid="0031df28"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8pt" fo:font-weight="bold" officeooo:rsid="0009fe2d" officeooo:paragraph-rsid="000ddd49" style:font-size-asian="18pt" style:font-weight-asian="bold" style:font-size-complex="18pt" style:font-weight-complex="bold"/>
    </style:style>
    <style:style style:name="P21" style:family="paragraph" style:parent-style-name="Standard">
      <style:paragraph-properties fo:text-align="center" style:justify-single-word="false"/>
      <style:text-properties fo:font-size="18pt" fo:font-weight="bold" officeooo:rsid="000dc28b" officeooo:paragraph-rsid="002fb46a" style:font-size-asian="18pt" style:font-weight-asian="bold" style:font-size-complex="18pt" style:font-weight-complex="bold"/>
    </style:style>
    <style:style style:name="P22" style:family="paragraph" style:parent-style-name="Standard">
      <style:paragraph-properties fo:text-align="start" style:justify-single-word="false"/>
      <style:text-properties fo:font-size="18pt" fo:font-weight="bold" officeooo:rsid="000dc28b" officeooo:paragraph-rsid="002fb46a" style:font-size-asian="18pt" style:font-weight-asian="bold" style:font-size-complex="18pt" style:font-weight-complex="bold"/>
    </style:style>
    <style:style style:name="P23" style:family="paragraph" style:parent-style-name="Standard">
      <style:paragraph-properties fo:text-align="center" style:justify-single-word="false"/>
      <style:text-properties fo:font-size="18pt" fo:font-weight="bold" officeooo:rsid="00134c45" officeooo:paragraph-rsid="00134c45" style:font-size-asian="18pt" style:font-weight-asian="bold" style:font-size-complex="18pt" style:font-weight-complex="bold"/>
    </style:style>
    <style:style style:name="P24" style:family="paragraph" style:parent-style-name="Standard">
      <style:text-properties officeooo:rsid="0011c088" officeooo:paragraph-rsid="0011c088"/>
    </style:style>
    <style:style style:name="P25" style:family="paragraph" style:parent-style-name="Standard">
      <style:text-properties officeooo:rsid="00134c45" officeooo:paragraph-rsid="00134c45"/>
    </style:style>
    <style:style style:name="P26" style:family="paragraph" style:parent-style-name="Standard">
      <style:text-properties officeooo:rsid="00134c45" officeooo:paragraph-rsid="002624ab"/>
    </style:style>
    <style:style style:name="P27" style:family="paragraph" style:parent-style-name="Standard">
      <style:text-properties fo:font-size="15pt" fo:font-weight="bold" officeooo:rsid="00134c45" officeooo:paragraph-rsid="00134c45" style:font-size-asian="15pt" style:font-weight-asian="bold" style:font-size-complex="15pt" style:font-weight-complex="bold"/>
    </style:style>
    <style:style style:name="P28" style:family="paragraph" style:parent-style-name="Standard">
      <style:text-properties fo:font-size="15pt" fo:font-weight="bold" officeooo:rsid="0025ae8d" officeooo:paragraph-rsid="0025ae8d" style:font-size-asian="15pt" style:font-weight-asian="bold" style:font-size-complex="15pt" style:font-weight-complex="bold"/>
    </style:style>
    <style:style style:name="P29" style:family="paragraph" style:parent-style-name="Standard">
      <style:text-properties fo:font-size="15pt" fo:font-weight="bold" officeooo:rsid="002624ab" officeooo:paragraph-rsid="002624ab" style:font-size-asian="15pt" style:font-weight-asian="bold" style:font-size-complex="15pt" style:font-weight-complex="bold"/>
    </style:style>
    <style:style style:name="P30" style:family="paragraph" style:parent-style-name="Standard">
      <style:text-properties fo:font-size="15pt" fo:font-weight="bold" officeooo:rsid="001ff1dc" officeooo:paragraph-rsid="0021ded4" style:font-size-asian="15pt" style:font-weight-asian="bold" style:font-size-complex="15pt" style:font-weight-complex="bold"/>
    </style:style>
    <style:style style:name="P31" style:family="paragraph" style:parent-style-name="Standard">
      <style:text-properties fo:font-size="15pt" fo:font-weight="bold" officeooo:rsid="0032a053" officeooo:paragraph-rsid="0032a053" style:font-size-asian="15pt" style:font-weight-asian="bold" style:font-size-complex="15pt" style:font-weight-complex="bold"/>
    </style:style>
    <style:style style:name="P32" style:family="paragraph" style:parent-style-name="Standard">
      <style:text-properties fo:font-size="15pt" fo:font-weight="bold" officeooo:rsid="003653dd" officeooo:paragraph-rsid="003653dd" style:font-size-asian="15pt" style:font-weight-asian="bold" style:font-size-complex="15pt" style:font-weight-complex="bold"/>
    </style:style>
    <style:style style:name="P33" style:family="paragraph" style:parent-style-name="Standard">
      <style:paragraph-properties fo:text-align="start" style:justify-single-word="false"/>
      <style:text-properties fo:font-size="15pt" fo:font-weight="bold" officeooo:rsid="0038bbc9" officeooo:paragraph-rsid="0038bbc9" style:font-size-asian="15pt" style:font-weight-asian="bold" style:font-size-complex="15pt" style:font-weight-complex="bold"/>
    </style:style>
    <style:style style:name="P34" style:family="paragraph" style:parent-style-name="Standard">
      <style:paragraph-properties fo:text-align="start" style:justify-single-word="false"/>
      <style:text-properties fo:font-size="15pt" fo:font-weight="bold" officeooo:rsid="003ba91d" officeooo:paragraph-rsid="003ba91d" style:font-size-asian="15pt" style:font-weight-asian="bold" style:font-size-complex="15pt" style:font-weight-complex="bold"/>
    </style:style>
    <style:style style:name="P35" style:family="paragraph" style:parent-style-name="Standard">
      <style:paragraph-properties fo:text-align="start" style:justify-single-word="false"/>
      <style:text-properties fo:font-size="15pt" fo:font-weight="bold" officeooo:rsid="003d4693" officeooo:paragraph-rsid="003d4693" style:font-size-asian="15pt" style:font-weight-asian="bold" style:font-size-complex="15pt" style:font-weight-complex="bold"/>
    </style:style>
    <style:style style:name="P36" style:family="paragraph" style:parent-style-name="Standard">
      <style:paragraph-properties fo:text-align="start" style:justify-single-word="false"/>
      <style:text-properties fo:font-size="15pt" fo:font-weight="bold" officeooo:rsid="003ef389" officeooo:paragraph-rsid="003ef389" style:font-size-asian="15pt" style:font-weight-asian="bold" style:font-size-complex="15pt" style:font-weight-complex="bold"/>
    </style:style>
    <style:style style:name="P37" style:family="paragraph" style:parent-style-name="Standard">
      <style:paragraph-properties fo:text-align="start" style:justify-single-word="false"/>
      <style:text-properties fo:font-size="15pt" fo:font-weight="bold" officeooo:rsid="003ef389" officeooo:paragraph-rsid="003fca01" style:font-size-asian="15pt" style:font-weight-asian="bold" style:font-size-complex="15pt" style:font-weight-complex="bold"/>
    </style:style>
    <style:style style:name="P38" style:family="paragraph" style:parent-style-name="Standard">
      <style:paragraph-properties fo:text-align="start" style:justify-single-word="false"/>
      <style:text-properties fo:font-size="15pt" fo:font-weight="bold" officeooo:rsid="003ef389" officeooo:paragraph-rsid="00414838" style:font-size-asian="15pt" style:font-weight-asian="bold" style:font-size-complex="15pt" style:font-weight-complex="bold"/>
    </style:style>
    <style:style style:name="P39" style:family="paragraph" style:parent-style-name="Standard">
      <style:text-properties fo:font-size="15pt" officeooo:rsid="000611c7" officeooo:paragraph-rsid="000bb62f" style:font-size-asian="15pt" style:font-size-complex="15pt"/>
    </style:style>
    <style:style style:name="P40" style:family="paragraph" style:parent-style-name="Standard">
      <style:text-properties fo:font-size="15pt" fo:font-style="normal" fo:font-weight="bold" officeooo:rsid="003812ad" officeooo:paragraph-rsid="003812ad" style:font-size-asian="15pt" style:font-style-asian="normal" style:font-weight-asian="bold" style:font-size-complex="15pt" style:font-style-complex="normal" style:font-weight-complex="bold"/>
    </style:style>
    <style:style style:name="P41" style:family="paragraph" style:parent-style-name="Standard">
      <style:text-properties officeooo:rsid="0015c80a" officeooo:paragraph-rsid="0015c80a"/>
    </style:style>
    <style:style style:name="P42" style:family="paragraph" style:parent-style-name="Standard">
      <style:text-properties officeooo:rsid="001b94f1" officeooo:paragraph-rsid="001b94f1"/>
    </style:style>
    <style:style style:name="P43" style:family="paragraph" style:parent-style-name="Standard">
      <style:text-properties officeooo:rsid="001b94f1" officeooo:paragraph-rsid="001ea1d6"/>
    </style:style>
    <style:style style:name="P44" style:family="paragraph" style:parent-style-name="Standard">
      <style:text-properties fo:font-size="14pt" fo:font-weight="bold" officeooo:rsid="00269a53" officeooo:paragraph-rsid="00269a53" style:font-size-asian="14pt" style:font-weight-asian="bold" style:font-size-complex="14pt" style:font-weight-complex="bold"/>
    </style:style>
    <style:style style:name="P45" style:family="paragraph" style:parent-style-name="Standard">
      <style:text-properties officeooo:rsid="00285b69" officeooo:paragraph-rsid="00285b69"/>
    </style:style>
    <style:style style:name="P46" style:family="paragraph" style:parent-style-name="Standard">
      <style:text-properties officeooo:rsid="0029fbd4" officeooo:paragraph-rsid="0029fbd4"/>
    </style:style>
    <style:style style:name="P47" style:family="paragraph" style:parent-style-name="Standard">
      <style:text-properties officeooo:rsid="00333720" officeooo:paragraph-rsid="00333720"/>
    </style:style>
    <style:style style:name="P48" style:family="paragraph" style:parent-style-name="Standard">
      <style:text-properties officeooo:rsid="003653dd" officeooo:paragraph-rsid="003653dd"/>
    </style:style>
    <style:style style:name="P49" style:family="paragraph" style:parent-style-name="Standard">
      <style:text-properties officeooo:rsid="003812ad" officeooo:paragraph-rsid="003812ad"/>
    </style:style>
    <style:style style:name="P50" style:family="paragraph" style:parent-style-name="Standard">
      <style:paragraph-properties fo:text-align="start" style:justify-single-word="false"/>
      <style:text-properties officeooo:rsid="003a5333" officeooo:paragraph-rsid="003a5333"/>
    </style:style>
    <style:style style:name="P51" style:family="paragraph" style:parent-style-name="Standard">
      <style:paragraph-properties fo:text-align="start" style:justify-single-word="false"/>
      <style:text-properties officeooo:rsid="003ba91d" officeooo:paragraph-rsid="003ba91d"/>
    </style:style>
    <style:style style:name="P52" style:family="paragraph" style:parent-style-name="Standard">
      <style:paragraph-properties fo:text-align="start" style:justify-single-word="false"/>
      <style:text-properties officeooo:rsid="003d4693" officeooo:paragraph-rsid="003d4693"/>
    </style:style>
    <style:style style:name="P53" style:family="paragraph" style:parent-style-name="Standard">
      <style:paragraph-properties fo:break-before="page"/>
      <style:text-properties officeooo:rsid="000611c7" officeooo:paragraph-rsid="000611c7"/>
    </style:style>
    <style:style style:name="P54" style:family="paragraph" style:parent-style-name="Heading_20_1">
      <style:text-properties fo:font-variant="normal" fo:text-transform="none" fo:color="#333333" style:font-name="Helvetica Neue1" fo:font-size="14pt" fo:letter-spacing="normal" fo:font-style="normal" fo:font-weight="bold" officeooo:rsid="000611c7" officeooo:paragraph-rsid="000bb62f" style:font-size-asian="14pt" style:font-size-complex="14pt"/>
    </style:style>
    <style:style style:name="P55" style:family="paragraph" style:parent-style-name="Standard" style:list-style-name="L1">
      <style:text-properties fo:font-weight="normal" officeooo:rsid="0009fe2d" officeooo:paragraph-rsid="000bb62f" style:font-weight-asian="normal" style:font-weight-complex="normal"/>
    </style:style>
    <style:style style:name="P56" style:family="paragraph" style:parent-style-name="Standard" style:list-style-name="L2">
      <style:text-properties officeooo:rsid="000c223e" officeooo:paragraph-rsid="000c223e"/>
    </style:style>
    <style:style style:name="P57" style:family="paragraph" style:parent-style-name="Standard" style:list-style-name="L2">
      <style:text-properties officeooo:rsid="000c9e74" officeooo:paragraph-rsid="000c9e74"/>
    </style:style>
    <style:style style:name="P58" style:family="paragraph" style:parent-style-name="Standard" style:list-style-name="L3">
      <style:text-properties officeooo:rsid="0011c088" officeooo:paragraph-rsid="0011c088"/>
    </style:style>
    <style:style style:name="P59" style:family="paragraph" style:parent-style-name="Standard" style:list-style-name="L4">
      <style:paragraph-properties fo:text-align="start" style:justify-single-word="false"/>
      <style:text-properties fo:font-size="12pt" fo:font-weight="normal" officeooo:rsid="0031df28" officeooo:paragraph-rsid="0031df28" style:font-size-asian="10.5pt" style:font-weight-asian="normal" style:font-size-complex="12pt" style:font-weight-complex="normal"/>
    </style:style>
    <style:style style:name="P60" style:family="paragraph" style:parent-style-name="Standard" style:list-style-name="L10">
      <style:paragraph-properties fo:text-align="start" style:justify-single-word="false"/>
      <style:text-properties fo:font-size="12pt" fo:font-weight="normal" officeooo:rsid="003d4693" officeooo:paragraph-rsid="003d4693"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3d4693" officeooo:paragraph-rsid="003d4693" style:font-size-asian="10.5pt" style:font-weight-asian="normal" style:font-size-complex="12pt" style:font-weight-complex="normal"/>
    </style:style>
    <style:style style:name="P62" style:family="paragraph" style:parent-style-name="Standard" style:list-style-name="L11">
      <style:paragraph-properties fo:text-align="start" style:justify-single-word="false"/>
      <style:text-properties fo:font-size="12pt" fo:font-weight="normal" officeooo:rsid="003ef389" officeooo:paragraph-rsid="003ef389"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3ef389" officeooo:paragraph-rsid="003ef389" style:font-size-asian="10.5pt" style:font-weight-asian="normal" style:font-size-complex="12pt" style:font-weight-complex="normal"/>
    </style:style>
    <style:style style:name="P64" style:family="paragraph" style:parent-style-name="Standard" style:list-style-name="L11">
      <style:paragraph-properties fo:text-align="start" style:justify-single-word="false"/>
      <style:text-properties fo:font-size="12pt" fo:font-weight="normal" officeooo:rsid="0043f792" officeooo:paragraph-rsid="0043f792" style:font-size-asian="10.5pt" style:font-weight-asian="normal" style:font-size-complex="12pt" style:font-weight-complex="normal"/>
    </style:style>
    <style:style style:name="P65" style:family="paragraph" style:parent-style-name="Standard" style:list-style-name="L11">
      <style:paragraph-properties fo:text-align="start" style:justify-single-word="false"/>
      <style:text-properties fo:font-size="12pt" fo:font-weight="normal" officeooo:rsid="003fca01" officeooo:paragraph-rsid="003fca01"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3fca01" officeooo:paragraph-rsid="003fca01" style:font-size-asian="10.5pt" style:font-weight-asian="normal" style:font-size-complex="12pt" style:font-weight-complex="normal"/>
    </style:style>
    <style:style style:name="P67" style:family="paragraph" style:parent-style-name="Standard" style:list-style-name="L11">
      <style:paragraph-properties fo:text-align="start" style:justify-single-word="false"/>
      <style:text-properties fo:font-size="12pt" fo:font-weight="normal" officeooo:rsid="00414838" officeooo:paragraph-rsid="00414838" style:font-size-asian="10.5pt" style:font-weight-asian="normal" style:font-size-complex="12pt" style:font-weight-complex="normal"/>
    </style:style>
    <style:style style:name="P68" style:family="paragraph" style:parent-style-name="Standard" style:list-style-name="L11">
      <style:paragraph-properties fo:text-align="start" style:justify-single-word="false"/>
      <style:text-properties fo:font-size="12pt" fo:font-weight="normal" officeooo:rsid="00414838" officeooo:paragraph-rsid="0041905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414838" officeooo:paragraph-rsid="00419050" style:font-size-asian="10.5pt" style:font-weight-asian="normal" style:font-size-complex="12pt" style:font-weight-complex="normal"/>
    </style:style>
    <style:style style:name="P70" style:family="paragraph" style:parent-style-name="Standard" style:list-style-name="L31">
      <style:paragraph-properties fo:text-align="start" style:justify-single-word="false"/>
      <style:text-properties fo:font-size="12pt" fo:font-weight="normal" officeooo:rsid="0068e4f9" officeooo:paragraph-rsid="0068e4f9" style:font-size-asian="10.5pt" style:font-weight-asian="normal" style:font-size-complex="12pt" style:font-weight-complex="normal"/>
    </style:style>
    <style:style style:name="P71" style:family="paragraph" style:parent-style-name="Standard" style:list-style-name="L31">
      <style:paragraph-properties fo:text-align="start" style:justify-single-word="false"/>
      <style:text-properties fo:font-size="12pt" fo:font-weight="normal" officeooo:rsid="0068e761" officeooo:paragraph-rsid="0068e761" style:font-size-asian="10.5pt" style:font-weight-asian="normal" style:font-size-complex="12pt" style:font-weight-complex="normal"/>
    </style:style>
    <style:style style:name="P72" style:family="paragraph" style:parent-style-name="Standard">
      <style:text-properties fo:font-size="12pt" fo:font-weight="normal" officeooo:rsid="000dc28b" officeooo:paragraph-rsid="000dc28b"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5cbd2d" officeooo:paragraph-rsid="005e8875"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5ea35e" officeooo:paragraph-rsid="005ea35e"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5ea35e" officeooo:paragraph-rsid="00609a8c" style:font-size-asian="12pt" style:font-weight-asian="normal" style:font-size-complex="12pt" style:font-weight-complex="normal"/>
    </style:style>
    <style:style style:name="P76" style:family="paragraph" style:parent-style-name="Standard" style:list-style-name="L28">
      <style:paragraph-properties fo:text-align="start" style:justify-single-word="false"/>
      <style:text-properties fo:font-size="12pt" fo:font-weight="normal" officeooo:rsid="005ea35e" officeooo:paragraph-rsid="005ea35e"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6237eb" officeooo:paragraph-rsid="006237eb"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640c02" officeooo:paragraph-rsid="00640c02" style:font-size-asian="12pt" style:font-weight-asian="normal" style:font-size-complex="12pt" style:font-weight-complex="normal"/>
    </style:style>
    <style:style style:name="P79" style:family="paragraph" style:parent-style-name="Standard" style:list-style-name="L30">
      <style:paragraph-properties fo:text-align="start" style:justify-single-word="false"/>
      <style:text-properties fo:font-size="12pt" fo:font-weight="normal" officeooo:rsid="006568bb" officeooo:paragraph-rsid="006568bb" style:font-size-asian="12pt" style:font-weight-asian="normal" style:font-size-complex="12pt" style:font-weight-complex="normal"/>
    </style:style>
    <style:style style:name="P80" style:family="paragraph" style:parent-style-name="Standard">
      <style:text-properties fo:font-size="12pt" officeooo:rsid="000611c7" officeooo:paragraph-rsid="00134c45" style:font-size-asian="12pt" style:font-size-complex="12pt"/>
    </style:style>
    <style:style style:name="P81" style:family="paragraph" style:parent-style-name="Standard">
      <style:paragraph-properties fo:text-align="center" style:justify-single-word="false"/>
      <style:text-properties fo:font-size="12pt" fo:font-weight="bold" officeooo:rsid="000dc28b" officeooo:paragraph-rsid="000dc28b" style:font-size-asian="12pt" style:font-weight-asian="bold" style:font-size-complex="12pt" style:font-weight-complex="bold"/>
    </style:style>
    <style:style style:name="P82" style:family="paragraph" style:parent-style-name="Standard">
      <style:text-properties fo:font-size="12pt" fo:font-weight="bold" officeooo:rsid="000dc28b" officeooo:paragraph-rsid="000dc28b" style:font-size-asian="12pt" style:font-weight-asian="bold" style:font-size-complex="12pt" style:font-weight-complex="bold"/>
    </style:style>
    <style:style style:name="P83" style:family="paragraph" style:parent-style-name="Standard">
      <style:paragraph-properties fo:text-align="center" style:justify-single-word="false"/>
      <style:text-properties fo:font-size="12pt" fo:font-weight="bold" officeooo:rsid="005cbd2d" officeooo:paragraph-rsid="005cbd2d" style:font-size-asian="12pt" style:font-weight-asian="bold" style:font-size-complex="12pt" style:font-weight-complex="bold"/>
    </style:style>
    <style:style style:name="P84" style:family="paragraph" style:parent-style-name="Standard" style:list-style-name="L5">
      <style:text-properties officeooo:rsid="0032a053" officeooo:paragraph-rsid="0032a053"/>
    </style:style>
    <style:style style:name="P85" style:family="paragraph" style:parent-style-name="Standard" style:list-style-name="L5">
      <style:text-properties officeooo:rsid="00333720" officeooo:paragraph-rsid="00333720"/>
    </style:style>
    <style:style style:name="P86" style:family="paragraph" style:parent-style-name="Standard" style:list-style-name="L6">
      <style:text-properties officeooo:rsid="003653dd" officeooo:paragraph-rsid="003653dd"/>
    </style:style>
    <style:style style:name="P87" style:family="paragraph" style:parent-style-name="Standard" style:list-style-name="L7">
      <style:text-properties officeooo:rsid="003812ad" officeooo:paragraph-rsid="003812ad"/>
    </style:style>
    <style:style style:name="P88" style:family="paragraph" style:parent-style-name="Standard" style:list-style-name="L8">
      <style:paragraph-properties fo:text-align="start" style:justify-single-word="false"/>
      <style:text-properties officeooo:rsid="003a5333" officeooo:paragraph-rsid="003a5333"/>
    </style:style>
    <style:style style:name="P89" style:family="paragraph" style:parent-style-name="Standard" style:list-style-name="L29">
      <style:paragraph-properties fo:text-align="start" style:justify-single-word="false"/>
      <style:text-properties officeooo:paragraph-rsid="00640c02"/>
    </style:style>
    <style:style style:name="P90" style:family="paragraph" style:parent-style-name="Standard" style:list-style-name="L9">
      <style:paragraph-properties fo:text-align="start" style:justify-single-word="false"/>
      <style:text-properties officeooo:rsid="003ba91d" officeooo:paragraph-rsid="003ba91d"/>
    </style:style>
    <style:style style:name="P91" style:family="paragraph" style:parent-style-name="Standard" style:list-style-name="L11">
      <style:paragraph-properties fo:text-align="start" style:justify-single-word="false"/>
      <style:text-properties officeooo:rsid="003ef389" officeooo:paragraph-rsid="003ef389"/>
    </style:style>
    <style:style style:name="P92" style:family="paragraph" style:parent-style-name="Standard" style:list-style-name="L11">
      <style:paragraph-properties fo:text-align="start" style:justify-single-word="false"/>
      <style:text-properties fo:font-size="15pt" fo:font-weight="bold" officeooo:rsid="00414838" officeooo:paragraph-rsid="00414838" style:font-size-asian="15pt" style:font-weight-asian="bold" style:font-size-complex="15pt" style:font-weight-complex="bold"/>
    </style:style>
    <style:style style:name="P93" style:family="paragraph" style:parent-style-name="Standard" style:list-style-name="L11">
      <style:paragraph-properties fo:text-align="start" style:justify-single-word="false"/>
      <style:text-properties fo:font-size="15pt" fo:font-weight="bold" officeooo:rsid="00414838" officeooo:paragraph-rsid="00419050" style:font-size-asian="15pt" style:font-weight-asian="bold" style:font-size-complex="15pt" style:font-weight-complex="bold"/>
    </style:style>
    <style:style style:name="P94" style:family="paragraph" style:parent-style-name="Standard">
      <style:text-properties fo:font-size="15pt" fo:font-weight="bold" officeooo:rsid="00557c66" officeooo:paragraph-rsid="00557c66" style:font-size-asian="15pt" style:font-weight-asian="bold" style:font-size-complex="15pt" style:font-weight-complex="bold"/>
    </style:style>
    <style:style style:name="P95" style:family="paragraph" style:parent-style-name="Standard">
      <style:text-properties fo:font-size="15pt" fo:font-weight="bold" officeooo:rsid="00564ed2" officeooo:paragraph-rsid="00564ed2" style:font-size-asian="15pt" style:font-weight-asian="bold" style:font-size-complex="15pt" style:font-weight-complex="bold"/>
    </style:style>
    <style:style style:name="P96" style:family="paragraph" style:parent-style-name="Standard">
      <style:text-properties fo:font-size="15pt" fo:font-weight="bold" officeooo:rsid="00579df4" officeooo:paragraph-rsid="00579df4" style:font-size-asian="15pt" style:font-weight-asian="bold" style:font-size-complex="15pt" style:font-weight-complex="bold"/>
    </style:style>
    <style:style style:name="P97" style:family="paragraph" style:parent-style-name="Standard">
      <style:paragraph-properties fo:text-align="start" style:justify-single-word="false"/>
      <style:text-properties fo:font-size="15pt" fo:font-weight="bold" officeooo:rsid="005ea35e" officeooo:paragraph-rsid="00609a8c" style:font-size-asian="15pt" style:font-weight-asian="bold" style:font-size-complex="15pt" style:font-weight-complex="bold"/>
    </style:style>
    <style:style style:name="P98" style:family="paragraph" style:parent-style-name="Standard" style:list-style-name="L12">
      <style:text-properties officeooo:rsid="0015c80a" officeooo:paragraph-rsid="0015c80a"/>
    </style:style>
    <style:style style:name="P99" style:family="paragraph" style:parent-style-name="Standard" style:list-style-name="L13">
      <style:text-properties officeooo:rsid="001918dc" officeooo:paragraph-rsid="001918dc"/>
    </style:style>
    <style:style style:name="P100" style:family="paragraph" style:parent-style-name="Standard" style:list-style-name="L13">
      <style:text-properties officeooo:rsid="001918dc" officeooo:paragraph-rsid="002624ab"/>
    </style:style>
    <style:style style:name="P101" style:family="paragraph" style:parent-style-name="Standard" style:list-style-name="L14">
      <style:text-properties officeooo:rsid="001b94f1" officeooo:paragraph-rsid="001b94f1"/>
    </style:style>
    <style:style style:name="P102" style:family="paragraph" style:parent-style-name="Standard" style:list-style-name="L15">
      <style:text-properties officeooo:rsid="001b94f1" officeooo:paragraph-rsid="001b94f1"/>
    </style:style>
    <style:style style:name="P103" style:family="paragraph" style:parent-style-name="Standard" style:list-style-name="L15">
      <style:text-properties officeooo:rsid="0021ded4" officeooo:paragraph-rsid="0021ded4"/>
    </style:style>
    <style:style style:name="P104" style:family="paragraph" style:parent-style-name="Standard" style:list-style-name="L16">
      <style:text-properties officeooo:rsid="0025ae8d" officeooo:paragraph-rsid="0025ae8d"/>
    </style:style>
    <style:style style:name="P105" style:family="paragraph" style:parent-style-name="Standard" style:list-style-name="L17">
      <style:text-properties officeooo:rsid="002624ab" officeooo:paragraph-rsid="002624ab"/>
    </style:style>
    <style:style style:name="P106" style:family="paragraph" style:parent-style-name="Standard" style:list-style-name="L18">
      <style:text-properties officeooo:rsid="00269a53" officeooo:paragraph-rsid="00269a53"/>
    </style:style>
    <style:style style:name="P107" style:family="paragraph" style:parent-style-name="Standard" style:list-style-name="L19">
      <style:text-properties officeooo:rsid="00285b69" officeooo:paragraph-rsid="00285b69"/>
    </style:style>
    <style:style style:name="P108" style:family="paragraph" style:parent-style-name="Standard" style:list-style-name="L20">
      <style:text-properties officeooo:rsid="0029fbd4" officeooo:paragraph-rsid="0029fbd4"/>
    </style:style>
    <style:style style:name="P109" style:family="paragraph" style:parent-style-name="Standard" style:list-style-name="L21">
      <style:text-properties officeooo:rsid="002b156b" officeooo:paragraph-rsid="002b156b"/>
    </style:style>
    <style:style style:name="P110" style:family="paragraph" style:parent-style-name="Standard">
      <style:text-properties officeooo:rsid="000611c7" officeooo:paragraph-rsid="000bb62f"/>
    </style:style>
    <style:style style:name="P111" style:family="paragraph" style:parent-style-name="Standard">
      <style:text-properties officeooo:rsid="000611c7" officeooo:paragraph-rsid="00506f71"/>
    </style:style>
    <style:style style:name="P112" style:family="paragraph" style:parent-style-name="Standard">
      <style:text-properties officeooo:rsid="0009fe2d" officeooo:paragraph-rsid="000bb62f"/>
    </style:style>
    <style:style style:name="P113" style:family="paragraph" style:parent-style-name="Standard">
      <style:paragraph-properties fo:text-align="center" style:justify-single-word="false"/>
      <style:text-properties fo:font-size="18pt" fo:font-weight="bold" officeooo:rsid="004a315e" officeooo:paragraph-rsid="00506f71" style:font-size-asian="18pt" style:font-weight-asian="bold" style:font-size-complex="18pt" style:font-weight-complex="bold"/>
    </style:style>
    <style:style style:name="P114" style:family="paragraph" style:parent-style-name="Standard">
      <style:paragraph-properties fo:text-align="center" style:justify-single-word="false"/>
      <style:text-properties fo:font-size="18pt" fo:font-weight="bold" officeooo:rsid="0051bb26" officeooo:paragraph-rsid="0051bb26" style:font-size-asian="18pt" style:font-weight-asian="bold" style:font-size-complex="18pt" style:font-weight-complex="bold"/>
    </style:style>
    <style:style style:name="P115" style:family="paragraph" style:parent-style-name="Standard">
      <style:paragraph-properties fo:text-align="center" style:justify-single-word="false"/>
      <style:text-properties fo:font-size="18pt" fo:font-weight="bold" officeooo:rsid="0058a71a" officeooo:paragraph-rsid="0058a71a" style:font-size-asian="18pt" style:font-weight-asian="bold" style:font-size-complex="18pt" style:font-weight-complex="bold"/>
    </style:style>
    <style:style style:name="P116" style:family="paragraph" style:parent-style-name="Standard">
      <style:paragraph-properties fo:text-align="center" style:justify-single-word="false"/>
      <style:text-properties fo:font-size="18pt" fo:font-weight="bold" officeooo:rsid="005cbd2d" officeooo:paragraph-rsid="005cbd2d" style:font-size-asian="18pt" style:font-weight-asian="bold" style:font-size-complex="18pt" style:font-weight-complex="bold"/>
    </style:style>
    <style:style style:name="P117" style:family="paragraph" style:parent-style-name="Standard" style:list-style-name="L23">
      <style:text-properties officeooo:rsid="004c0a5b" officeooo:paragraph-rsid="00506f71"/>
    </style:style>
    <style:style style:name="P118" style:family="paragraph" style:parent-style-name="Standard">
      <style:text-properties officeooo:rsid="004c0a5b" officeooo:paragraph-rsid="00506f71"/>
    </style:style>
    <style:style style:name="P119" style:family="paragraph" style:parent-style-name="Standard">
      <style:text-properties officeooo:rsid="004e6d0f" officeooo:paragraph-rsid="00506f71"/>
    </style:style>
    <style:style style:name="P120" style:family="paragraph" style:parent-style-name="Standard">
      <style:text-properties officeooo:rsid="004fe62b" officeooo:paragraph-rsid="00506f71"/>
    </style:style>
    <style:style style:name="P121" style:family="paragraph" style:parent-style-name="Standard">
      <style:text-properties officeooo:rsid="00134c45" officeooo:paragraph-rsid="00134c45"/>
    </style:style>
    <style:style style:name="P122" style:family="paragraph" style:parent-style-name="Standard">
      <style:text-properties officeooo:rsid="0051bb26" officeooo:paragraph-rsid="0051bb26"/>
    </style:style>
    <style:style style:name="P123" style:family="paragraph" style:parent-style-name="Standard" style:list-style-name="L24">
      <style:text-properties officeooo:rsid="0051bb26" officeooo:paragraph-rsid="0051bb26"/>
    </style:style>
    <style:style style:name="P124" style:family="paragraph" style:parent-style-name="Standard">
      <style:text-properties officeooo:rsid="0051bb26" officeooo:paragraph-rsid="00564ed2"/>
    </style:style>
    <style:style style:name="P125" style:family="paragraph" style:parent-style-name="Standard">
      <style:text-properties officeooo:rsid="00557c66" officeooo:paragraph-rsid="00557c66"/>
    </style:style>
    <style:style style:name="P126" style:family="paragraph" style:parent-style-name="Standard" style:list-style-name="L25">
      <style:text-properties officeooo:rsid="00557c66" officeooo:paragraph-rsid="00557c66"/>
    </style:style>
    <style:style style:name="P127" style:family="paragraph" style:parent-style-name="Standard">
      <style:text-properties officeooo:rsid="00564ed2" officeooo:paragraph-rsid="00564ed2"/>
    </style:style>
    <style:style style:name="P128" style:family="paragraph" style:parent-style-name="Standard" style:list-style-name="L26">
      <style:text-properties officeooo:rsid="00564ed2" officeooo:paragraph-rsid="00564ed2"/>
    </style:style>
    <style:style style:name="P129" style:family="paragraph" style:parent-style-name="Standard">
      <style:text-properties officeooo:rsid="00564ed2" officeooo:paragraph-rsid="00579df4"/>
    </style:style>
    <style:style style:name="P130" style:family="paragraph" style:parent-style-name="Standard">
      <style:text-properties officeooo:rsid="00564ed2" officeooo:paragraph-rsid="0058a71a"/>
    </style:style>
    <style:style style:name="P131" style:family="paragraph" style:parent-style-name="Standard">
      <style:text-properties officeooo:rsid="00579df4" officeooo:paragraph-rsid="00579df4"/>
    </style:style>
    <style:style style:name="P132" style:family="paragraph" style:parent-style-name="Standard" style:list-style-name="L27">
      <style:text-properties officeooo:rsid="00579df4" officeooo:paragraph-rsid="00579df4"/>
    </style:style>
    <style:style style:name="P133" style:family="paragraph" style:parent-style-name="Standard">
      <style:text-properties officeooo:rsid="00579df4" officeooo:paragraph-rsid="0058a71a"/>
    </style:style>
    <style:style style:name="P134" style:family="paragraph" style:parent-style-name="Standard">
      <style:text-properties officeooo:rsid="005cbd2d" officeooo:paragraph-rsid="005cbd2d"/>
    </style:style>
    <style:style style:name="P135" style:family="paragraph" style:parent-style-name="Standard">
      <style:paragraph-properties fo:text-align="start" style:justify-single-word="false"/>
      <style:text-properties officeooo:rsid="005cbd2d" officeooo:paragraph-rsid="006e995e"/>
    </style:style>
    <style:style style:name="P136" style:family="paragraph" style:parent-style-name="Standard" style:list-style-name="L29">
      <style:paragraph-properties fo:text-align="start" style:justify-single-word="false"/>
      <style:text-properties officeooo:rsid="00640c02" officeooo:paragraph-rsid="00640c02"/>
    </style:style>
    <style:style style:name="P137" style:family="paragraph" style:parent-style-name="Standard">
      <style:paragraph-properties fo:text-align="center" style:justify-single-word="false" fo:break-before="page"/>
      <style:text-properties fo:font-size="18pt" fo:font-weight="bold" officeooo:rsid="005cbd2d" officeooo:paragraph-rsid="005e8875" style:font-size-asian="18pt" style:font-weight-asian="bold" style:font-size-complex="18pt" style:font-weight-complex="bold"/>
    </style:style>
    <style:style style:name="P138" style:family="paragraph" style:parent-style-name="Heading_20_3">
      <style:text-properties fo:font-variant="normal" fo:text-transform="none" fo:color="#00381f" style:font-name="Helvetica Neue" fo:font-size="16pt" fo:font-style="normal" style:text-underline-style="none" fo:font-weight="bold" officeooo:paragraph-rsid="0005491c" style:font-size-asian="16pt" style:font-weight-asian="bold" style:font-size-complex="16pt" style:font-weight-complex="bold"/>
    </style:style>
    <style:style style:name="P139" style:family="paragraph" style:parent-style-name="Text_20_body" style:list-style-name="L22">
      <style:paragraph-properties fo:margin-left="0in" fo:margin-right="0in" fo:margin-top="0in" fo:margin-bottom="0in" loext:contextual-spacing="false" fo:line-height="160%" fo:orphans="2" fo:widows="2" fo:text-indent="0in" style:auto-text-indent="false" fo:padding="0in" fo:border="none"/>
      <style:text-properties fo:font-variant="normal" fo:text-transform="none" fo:color="#3b3835" style:font-name="Helvetica Neue" fo:font-size="10.5pt" fo:letter-spacing="normal" fo:font-style="normal" fo:font-weight="normal" officeooo:paragraph-rsid="0005491c"/>
    </style:style>
    <style:style style:name="P140" style:family="paragraph" style:parent-style-name="Text_20_body" style:list-style-name="L22">
      <style:paragraph-properties fo:margin-left="0in" fo:margin-right="0in" fo:margin-top="0in" fo:margin-bottom="0in" loext:contextual-spacing="false" fo:line-height="160%" fo:orphans="2" fo:widows="2" fo:text-indent="0in" style:auto-text-indent="false" fo:padding="0in" fo:border="none"/>
    </style:style>
    <style:style style:name="P141" style:family="paragraph" style:parent-style-name="Text_20_body">
      <style:paragraph-properties fo:break-before="page"/>
      <style:text-properties fo:font-variant="normal" fo:text-transform="none" fo:color="#00381f" style:font-name="Helvetica Neue" fo:font-size="16pt" fo:font-style="normal" style:text-underline-style="none" fo:font-weight="bold" officeooo:paragraph-rsid="0005491c" style:font-size-asian="16pt" style:font-weight-asian="bold" style:font-size-complex="16pt" style:font-weight-complex="bold"/>
    </style:style>
    <style:style style:name="T1" style:family="text">
      <style:text-properties fo:font-variant="normal" fo:text-transform="none" fo:color="#008ed2"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3b3835" style:font-name="Helvetica Neue" fo:font-size="10.5pt" fo:letter-spacing="normal" fo:font-style="normal" fo:font-weight="normal"/>
    </style:style>
    <style:style style:name="T3" style:family="text">
      <style:text-properties officeooo:rsid="000a5d14"/>
    </style:style>
    <style:style style:name="T4" style:family="text">
      <style:text-properties officeooo:rsid="000c9e74"/>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fo:font-weight="bold" officeooo:rsid="001ea1d6" style:font-size-asian="15pt" style:font-weight-asian="bold" style:font-size-complex="15pt" style:font-weight-complex="bold"/>
    </style:style>
    <style:style style:name="T8" style:family="text">
      <style:text-properties officeooo:rsid="0023ca46"/>
    </style:style>
    <style:style style:name="T9" style:family="text">
      <style:text-properties officeooo:rsid="002cb68c"/>
    </style:style>
    <style:style style:name="T10" style:family="text">
      <style:text-properties fo:font-size="12pt" style:font-size-asian="12pt" style:font-size-complex="12pt"/>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3ef389" style:font-size-asian="10.5pt" style:font-weight-asian="normal" style:font-size-complex="12pt" style:font-weight-complex="normal"/>
    </style:style>
    <style:style style:name="T13" style:family="text">
      <style:text-properties fo:font-size="12pt" fo:font-weight="normal" officeooo:rsid="0043e80f" style:font-size-asian="10.5pt" style:font-weight-asian="normal" style:font-size-complex="12pt" style:font-weight-complex="normal"/>
    </style:style>
    <style:style style:name="T14" style:family="text">
      <style:text-properties fo:font-size="12pt" fo:font-weight="normal" officeooo:rsid="0043f217" style:font-size-asian="10.5pt" style:font-weight-asian="normal" style:font-size-complex="12pt"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normal" officeooo:rsid="00640c02" style:font-size-asian="12pt" style:font-weight-asian="normal" style:font-size-complex="12pt" style:font-weight-complex="normal"/>
    </style:style>
    <style:style style:name="T17" style:family="text">
      <style:text-properties officeooo:rsid="003217da"/>
    </style:style>
    <style:style style:name="T18" style:family="text">
      <style:text-properties officeooo:rsid="00333720"/>
    </style:style>
    <style:style style:name="T19" style:family="text">
      <style:text-properties officeooo:rsid="0034b6e6"/>
    </style:style>
    <style:style style:name="T20" style:family="text">
      <style:text-properties officeooo:rsid="003fca01"/>
    </style:style>
    <style:style style:name="T21" style:family="text">
      <style:text-properties officeooo:rsid="00414838"/>
    </style:style>
    <style:style style:name="T22" style:family="text">
      <style:text-properties officeooo:rsid="00422a00"/>
    </style:style>
    <style:style style:name="T23" style:family="text">
      <style:text-properties officeooo:rsid="00488239"/>
    </style:style>
    <style:style style:name="T24" style:family="text">
      <style:text-properties officeooo:rsid="0068e761"/>
    </style:style>
    <style:style style:name="T25" style:family="text">
      <style:text-properties officeooo:rsid="006abeb7"/>
    </style:style>
    <style:style style:name="T26" style:family="text">
      <style:text-properties officeooo:rsid="006ce41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
      <text:p text:style-name="P16">Microservice Architecture</text:p>
      <text:p text:style-name="P15"/>
      <text:p text:style-name="P15"/>
      <text:p text:style-name="P20">Why Microservice?</text:p>
      <text:p text:style-name="P7"/>
      <text:p text:style-name="P7">What is a Microservice?</text:p>
      <text:p text:style-name="P3">The micrsoservice architecture is an approach to developing a single application as a suite of small services, each Services is independently deployble and communicating with another service via lightweight mechanisms.</text:p>
      <text:p text:style-name="P3"/>
      <text:p text:style-name="P3"/>
      <text:p text:style-name="P6">Why Microservice?</text:p>
      <text:list xml:id="list3579909077" text:style-name="L1">
        <text:list-item>
          <text:p text:style-name="P55">To understand Microservice need to understand pain of Monolith </text:p>
        </text:list-item>
        <text:list-item>
          <text:p text:style-name="P55">One large Code base</text:p>
        </text:list-item>
        <text:list-item>
          <text:p text:style-name="P55">Three t<text:span text:style-name="T3">ier</text:span> architecture, Three teams involve and blame game</text:p>
        </text:list-item>
        <text:list-item>
          <text:p text:style-name="P55">For a minimal change need to deploy the whole artifacts</text:p>
        </text:list-item>
        <text:list-item>
          <text:p text:style-name="P55">KT provides to Support teams, not added any value</text:p>
        </text:list-item>
      </text:list>
      <text:p text:style-name="P13"/>
      <text:p text:style-name="P5"/>
      <text:p text:style-name="P8">Benefits of Microservice </text:p>
      <text:list xml:id="list1844377371" text:style-name="L2">
        <text:list-item>
          <text:p text:style-name="P56">Can use multiple language and database for any service<text:span text:style-name="T4">s</text:span></text:p>
        </text:list-item>
        <text:list-item>
          <text:p text:style-name="P57">Developers are concentrate on small services</text:p>
        </text:list-item>
        <text:list-item>
          <text:p text:style-name="P57">No Centralization and NO SPF</text:p>
        </text:list-item>
      </text:list>
      <text:p text:style-name="P5"/>
      <text:p text:style-name="P5"/>
      <text:p text:style-name="P5"/>
      <text:p text:style-name="P24"><text:span text:style-name="T5">Monolithic Software (Architecture):</text:span> we mainly use a three-tier architecture: </text:p>
      <text:list xml:id="list4156427879" text:style-name="L3">
        <text:list-item>
          <text:p text:style-name="P58">Presentation layer (UI)</text:p>
        </text:list-item>
        <text:list-item>
          <text:p text:style-name="P58">Business layer (Programming)</text:p>
        </text:list-item>
        <text:list-item>
          <text:p text:style-name="P58">Database Access layer (DB)</text:p>
        </text:list-item>
      </text:list>
      <text:p text:style-name="P3"/>
      <text:p text:style-name="P3"/>
      <text:p text:style-name="P3"><text:a xlink:type="simple" xlink:href="https://javaonfly.blogspot.com/2016/07/microservices-basics.html" text:style-name="Internet_20_link" text:visited-style-name="Visited_20_Internet_20_Link">https://javaonfly.blogspot.com/2016/07/microservices-basics.html</text:a></text:p>
      <text:p text:style-name="P3"/>
      <text:p text:style-name="P3"/>
      <text:h text:style-name="P54" text:outline-level="1"><text:bookmark text:name="pattern-monolithic-architecture"/>Pattern: Monolithic Architecture</text:h>
      <text:p text:style-name="P39"><text:a xlink:type="simple" xlink:href="https://microservices.io/patterns/monolithic.html" text:style-name="Internet_20_link" text:visited-style-name="Visited_20_Internet_20_Link"><text:span text:style-name="T10">https://microservices.io/patterns/monolithic.html</text:span></text:a></text:p>
      <text:h text:style-name="P54" text:outline-level="1"><text:bookmark text:name="pattern-microservice-architecture"/>Pattern: Microservice Architecture</text:h>
      <text:p text:style-name="P3"><text:a xlink:type="simple" xlink:href="https://microservices.io/patterns/microservices.html" text:style-name="Internet_20_link" text:visited-style-name="Visited_20_Internet_20_Link"><text:span text:style-name="T10">https://microservices.io/patterns/microservices.html</text:span></text:a></text:p>
      <text:p text:style-name="P3"/>
      <text:p text:style-name="P3"/>
      <text:p text:style-name="P3"/>
      <text:p text:style-name="P3"/>
      <text:p text:style-name="P3"/>
      <text:p text:style-name="P3"/>
      <text:p text:style-name="P21"><text:soft-page-break/>Microservices Characteristics</text:p>
      <text:p text:style-name="P22"/>
      <text:p text:style-name="P19">Common Misconception About Microservice</text:p>
      <text:list xml:id="list2408593524" text:style-name="L4">
        <text:list-item>
          <text:p text:style-name="P59">Breaking small services and exposing endpoint.</text:p>
        </text:list-item>
        <text:list-item>
          <text:p text:style-name="P59">Spring boot Application<text:span text:style-name="T23">s</text:span> <text:span text:style-name="T23">are</text:span> Microservices</text:p>
        </text:list-item>
        <text:list-item>
          <text:p text:style-name="P59">Microservice communication only done through REST API</text:p>
        </text:list-item>
        <text:list-item>
          <text:p text:style-name="P59">Each function should separated as Microservice</text:p>
        </text:list-item>
        <text:list-item>
          <text:p text:style-name="P59">Microservice <text:span text:style-name="T17">is the best architecture, always use Microservice</text:span> over Monolith.</text:p>
        </text:list-item>
      </text:list>
      <text:p text:style-name="P3"/>
      <text:p text:style-name="P31">Microservice Definition:</text:p>
      <text:list xml:id="list4171405559" text:style-name="L5">
        <text:list-item>
          <text:p text:style-name="P84">Unfortunately Microservice does not have a clear difinition.</text:p>
        </text:list-item>
        <text:list-item>
          <text:p text:style-name="P84">According to me- Microservice is a suite of services where each service can inde<text:span text:style-name="T18">pendently upgradable/removable and deployable.</text:span></text:p>
        </text:list-item>
        <text:list-item>
          <text:p text:style-name="P85">If it does not have a crisp definition then how we classified which services is Microservice?</text:p>
        </text:list-item>
        <text:list-item>
          <text:p text:style-name="P85">Microservices has few common <text:span text:style-name="T19">characteristics, if a service follow most of them we can treat that as Microservice</text:span></text:p>
        </text:list-item>
      </text:list>
      <text:p text:style-name="P47"/>
      <text:p text:style-name="P32">Microservice Characteristics:</text:p>
      <text:list xml:id="list2726667873" text:style-name="L6">
        <text:list-item>
          <text:p text:style-name="P86">Componentization of services </text:p>
        </text:list-item>
        <text:list-item>
          <text:p text:style-name="P86">Organization around Business Functionalities</text:p>
        </text:list-item>
        <text:list-item>
          <text:p text:style-name="P86">You build it dumb pipe </text:p>
        </text:list-item>
        <text:list-item>
          <text:p text:style-name="P86">Decentralization of code base and Database</text:p>
        </text:list-item>
        <text:list-item>
          <text:p text:style-name="P86">Automated Deployment/DevOps</text:p>
        </text:list-item>
        <text:list-item>
          <text:p text:style-name="P86">Design for Failure</text:p>
        </text:list-item>
      </text:list>
      <text:p text:style-name="P48"/>
      <text:p text:style-name="P48"/>
      <text:p text:style-name="P40">Componentization of services:</text:p>
      <text:list xml:id="list3733515637" text:style-name="L7">
        <text:list-item>
          <text:p text:style-name="P87">Each service should be plug in to the Architecture</text:p>
        </text:list-item>
        <text:list-item>
          <text:p text:style-name="P87">Each service independently upgradable/replaceable </text:p>
        </text:list-item>
        <text:list-item>
          <text:p text:style-name="P87">Can be auto scaled </text:p>
        </text:list-item>
        <text:list-item>
          <text:p text:style-name="P87">Failure of the service does not impact others</text:p>
        </text:list-item>
      </text:list>
      <text:p text:style-name="P49"/>
      <text:p text:style-name="P4"/>
      <text:p text:style-name="P33">Organization around Business Functionalities:</text:p>
      <text:list xml:id="list3613744526" text:style-name="L8">
        <text:list-item>
          <text:p text:style-name="P88">Architecture should not be divided around layers like UI, Business, Database –Conways laws.</text:p>
        </text:list-item>
        <text:list-item>
          <text:p text:style-name="P88">It should be around a Business capabilities or a Domain features.</text:p>
        </text:list-item>
        <text:list-item>
          <text:p text:style-name="P88">Team <text:span text:style-name="T22">must be </text:span><text:s/>mix of cross expertise like UI, Java developer, DB admin etc.</text:p>
        </text:list-item>
        <text:list-item>
          <text:p text:style-name="P88">Team fo<text:span text:style-name="T22">cus on only that particular </text:span>functionality</text:p>
        </text:list-item>
      </text:list>
      <text:p text:style-name="P50"/>
      <text:p text:style-name="P34">Product not Project:</text:p>
      <text:list xml:id="list2360842592" text:style-name="L9">
        <text:list-item>
          <text:p text:style-name="P90">You build it you run it</text:p>
        </text:list-item>
        <text:list-item>
          <text:p text:style-name="P90">Not handover to support team</text:p>
        </text:list-item>
        <text:list-item>
          <text:p text:style-name="P90">The team build the software so it is teams responsibility to tackle it’s complexity and bugs</text:p>
        </text:list-item>
        <text:list-item>
          <text:p text:style-name="P90">No one know the Software better than <text:s/>Team it’s strong area and gray areas.</text:p>
        </text:list-item>
      </text:list>
      <text:p text:style-name="P51"/>
      <text:p text:style-name="P51"/>
      <text:p text:style-name="P51"/>
      <text:p text:style-name="P35">Smart endpoint dumb pipe:</text:p>
      <text:list xml:id="list1246343651" text:style-name="L10">
        <text:list-item>
          <text:p text:style-name="P60"><text:soft-page-break/>Communication for two services happens via a medium called pipe.</text:p>
        </text:list-item>
        <text:list-item>
          <text:p text:style-name="P60">Pipe is just transmitting info doing nothing else.</text:p>
        </text:list-item>
        <text:list-item>
          <text:p text:style-name="P60">No Message transformation, Spiting, routing no introduction pattern stuffed in pipe unlike ESB all should be inside of the service. </text:p>
        </text:list-item>
      </text:list>
      <text:p text:style-name="P61"/>
      <text:p text:style-name="P61"/>
      <text:p text:style-name="P36">Decentralization of code base and Database:</text:p>
      <text:list xml:id="list2228370240" text:style-name="L11">
        <text:list-item>
          <text:p text:style-name="P62">Each service must have it own code and database.</text:p>
        </text:list-item>
        <text:list-item>
          <text:p text:style-name="P62">No Centralize language, Architect are free to choose the language based on the need, Scala, java, python etc.</text:p>
        </text:list-item>
        <text:list-item>
          <text:p text:style-name="P64">Your architecture is language agnostics, each services can built on any language need basis like Java, Python, Oracle</text:p>
        </text:list-item>
        <text:list-item>
          <text:p text:style-name="P62">No Centralize database based on need architect can choose any data base- graph db, relational, No SQL etc.</text:p>
        </text:list-item>
        <text:list-item>
          <text:p text:style-name="P91"><text:span text:style-name="T11">Service has clear </text:span><text:span text:style-name="T14">and</text:span><text:span text:style-name="T11"> physical boundary, </text:span><text:span text:style-name="T14">it</text:span><text:span text:style-name="T11"> expos</text:span><text:span text:style-name="T14">e</text:span><text:span text:style-name="T11"> API, Bounded Context.</text:span></text:p>
        </text:list-item>
        <text:list-item>
          <text:p text:style-name="P91"><text:span text:style-name="T14">Database encapsulated in service no other </text:span><text:span text:style-name="T11">service </text:span><text:span text:style-name="T14">can directly query another services database, the must have to go </text:span><text:span text:style-name="T11">through the API.</text:span></text:p>
        </text:list-item>
      </text:list>
      <text:p text:style-name="P63"/>
      <text:p text:style-name="P63"/>
      <text:p text:style-name="P63"/>
      <text:p text:style-name="P37"><text:span text:style-name="T20">Automated Deployment/DevOps</text:span>:</text:p>
      <text:list xml:id="list190421937575627" text:continue-numbering="true" text:style-name="L11">
        <text:list-item>
          <text:p text:style-name="P65">Microservices welcome DevOps culture</text:p>
        </text:list-item>
        <text:list-item>
          <text:p text:style-name="P65">Multiple deployments and done through automated pipeline.</text:p>
        </text:list-item>
        <text:list-item>
          <text:p text:style-name="P65">Always merging and Integration of code </text:p>
        </text:list-item>
        <text:list-item>
          <text:p text:style-name="P65">Fail fast so developer can pin point the error.</text:p>
        </text:list-item>
        <text:list-item>
          <text:p text:style-name="P65">Provision to revert back earlier version as quick as possible.</text:p>
        </text:list-item>
      </text:list>
      <text:p text:style-name="P66"/>
      <text:p text:style-name="P66"/>
      <text:p text:style-name="P38"><text:span text:style-name="T21">Design for Failure</text:span>:</text:p>
      <text:list xml:id="list190421665562659" text:continue-numbering="true" text:style-name="L11">
        <text:list-item>
          <text:p text:style-name="P92"><text:span text:style-name="T12">T</text:span><text:span text:style-name="T11">here is just one path to Success</text:span></text:p>
        </text:list-item>
        <text:list-item>
          <text:p text:style-name="P67">Should be prepare of Failures</text:p>
        </text:list-item>
        <text:list-item>
          <text:p text:style-name="P67">Microservice provide many Tracing tool, monitoring tool to understanding failure.</text:p>
        </text:list-item>
        <text:list-item>
          <text:p text:style-name="P67">Should have guts to Checking failure in production –Amazon, Netflix follows that</text:p>
        </text:list-item>
        <text:list-item>
          <text:p text:style-name="P93"><text:span text:style-name="T11">Chaos Monkey, Chaos Gorilla </text:span><text:span text:style-name="T13">do check the failures test</text:span><text:span text:style-name="T11">.</text:span></text:p>
        </text:list-item>
      </text:list>
      <text:p text:style-name="P69"/>
      <text:p text:style-name="P69"/>
      <text:list xml:id="list190421878583034" text:continue-numbering="true" text:style-name="L11">
        <text:list-header>
          <text:p text:style-name="P68"/>
        </text:list-header>
      </text:list>
      <text:p text:style-name="P5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3">Microservice Components Overview</text:p>
      <text:p text:style-name="P25"/>
      <text:p text:style-name="P25"/>
      <text:p text:style-name="P25"/>
      <text:p text:style-name="P27">Microservice Pivot Components:</text:p>
      <text:p text:style-name="P25"/>
      <text:p text:style-name="P9">Microservice Architecture</text:p>
      <text:list xml:id="list385384865" text:style-name="L12">
        <text:list-item>
          <text:p text:style-name="P98">Main Aim of Microservice is to make independent services which can be scaled on need basis (Horizontal scaling)</text:p>
        </text:list-item>
        <text:list-item>
          <text:p text:style-name="P98">As you can deploy the artifacts-- with containers or deploy in cloud or different services. Microservice architecture is different than Traditional architecture.</text:p>
        </text:list-item>
        <text:list-item>
          <text:p text:style-name="P98">We will discuss on important component on Microservice architecture.</text:p>
        </text:list-item>
      </text:list>
      <text:p text:style-name="P41"/>
      <text:p text:style-name="P41"/>
      <text:p text:style-name="P18">Microservice Components:</text:p>
      <text:list xml:id="list4022759368" text:style-name="L13">
        <text:list-item>
          <text:p text:style-name="P99">API Gateway (Zuul)</text:p>
        </text:list-item>
        <text:list-item>
          <text:p text:style-name="P99">Service Discovery (Eureka/Consul)</text:p>
        </text:list-item>
        <text:list-item>
          <text:p text:style-name="P99">Client side load balancing (Ribbon)</text:p>
        </text:list-item>
        <text:list-item>
          <text:p text:style-name="P99">Circuit Breaker (Hystrix)</text:p>
        </text:list-item>
        <text:list-item>
          <text:p text:style-name="P99">CI/CD (Jenkins)</text:p>
        </text:list-item>
        <text:list-item>
          <text:p text:style-name="P99">Tracing Checking (Chaos Monkey)</text:p>
        </text:list-item>
        <text:list-item>
          <text:p text:style-name="P99">Log Aggregator (Splunk, ELK)</text:p>
        </text:list-item>
      </text:list>
      <text:p text:style-name="P41"/>
      <text:p text:style-name="P43"><text:span text:style-name="T6">API Gateway </text:span><text:span text:style-name="T7">(</text:span><text:span text:style-name="T6">Zuul</text:span><text:span text:style-name="T7">)</text:span><text:span text:style-name="T6">:</text:span></text:p>
      <text:list xml:id="list1313618750" text:style-name="L14">
        <text:list-item>
          <text:p text:style-name="P101">All External system should not directly communicate with Microservice, in must go via Zuul.</text:p>
        </text:list-item>
        <text:list-item>
          <text:p text:style-name="P101">Zuul act as API Gateways.</text:p>
        </text:list-item>
        <text:list-item>
          <text:p text:style-name="P101">We can include any Security, Authentication, authorization code in Zuul by implementing filter.</text:p>
        </text:list-item>
        <text:list-item>
          <text:p text:style-name="P101">Zuul also can be used for Routing policies.</text:p>
        </text:list-item>
      </text:list>
      <text:p text:style-name="P42"><text:s/></text:p>
      <text:p text:style-name="P30">Service Discovery (Eureka/Consul):</text:p>
      <text:list xml:id="list1109575661" text:style-name="L15">
        <text:list-item>
          <text:p text:style-name="P103">All instances of services are register itself in to service discovery</text:p>
        </text:list-item>
        <text:list-item>
          <text:p text:style-name="P103">We can use Eureka and <text:s/>Consul for Service discovery</text:p>
        </text:list-item>
        <text:list-item>
          <text:p text:style-name="P103">Client Microservice<text:span text:style-name="T8">s discovers calling Microservice</text:span> instance using Service discovery. </text:p>
        </text:list-item>
        <text:list-item>
          <text:p text:style-name="P103">Service discovery manages all the instances of <text:span text:style-name="T9">different microservice, and update it’s registry</text:span> accordingly. </text:p>
          <text:p text:style-name="P102"/>
        </text:list-item>
      </text:list>
      <text:p text:style-name="P41"/>
      <text:p text:style-name="P28">Client Side Load Balancer:</text:p>
      <text:list xml:id="list2109716883" text:style-name="L16">
        <text:list-item>
          <text:p text:style-name="P104">Rather than communicate every time with Service discovery Microservices instance it selft can manages the pool of caller services and, Load balance the same when it is time to calling.</text:p>
        </text:list-item>
        <text:list-item>
          <text:p text:style-name="P104">We can use Ribbon for that.</text:p>
        </text:list-item>
      </text:list>
      <text:list xml:id="list190421238020864" text:continue-list="list4022759368" text:style-name="L13">
        <text:list-header>
          <text:p text:style-name="P100"/>
        </text:list-header>
      </text:list>
      <text:p text:style-name="P26"/>
      <text:p text:style-name="P29">Circuit Breaker Implementation (Hystrix): </text:p>
      <text:list xml:id="list2692263387" text:style-name="L17">
        <text:list-item>
          <text:p text:style-name="P105"><text:soft-page-break/>As to accomplish a Business functionality many Microservices are involved so it is likely that one of the services may down or failure, In that case to maintain the resiliency we can forward the call to a dummy or fallback path.</text:p>
        </text:list-item>
        <text:list-item>
          <text:p text:style-name="P105">Using Hystrix we can achieve the same.</text:p>
        </text:list-item>
      </text:list>
      <text:p text:style-name="P44">Tracing the Route: </text:p>
      <text:list xml:id="list1990370055" text:style-name="L18">
        <text:list-item>
          <text:p text:style-name="P106">As for a functionality, Many microservices involved failure is inventible, so to analysis the Root cause we want to know Which Microservice is failing By Tracing app we can see visually which Microservice fails, How long it takes to execute etc.</text:p>
        </text:list-item>
        <text:list-item>
          <text:p text:style-name="P106">We use Zipkin for the same.</text:p>
        </text:list-item>
      </text:list>
      <text:p text:style-name="P45"/>
      <text:p text:style-name="P10">CI/CD Implementation:</text:p>
      <text:list xml:id="list1338965991" text:style-name="L19">
        <text:list-item>
          <text:p text:style-name="P107">As Microservices should be deployed and Integrated multiple time we have to build a automated Pipeline we can use Jenkins for that.</text:p>
        </text:list-item>
      </text:list>
      <text:p text:style-name="P45"/>
      <text:p text:style-name="P11">Resiliency Testing:</text:p>
      <text:list xml:id="list526488938" text:style-name="L20">
        <text:list-item>
          <text:p text:style-name="P108">As Microservices should be up all the time so If failure happens, How your system is stable we need to know, For that we can implement Chaos Monkey which random Knockdown a data center, It gives us a <text:s/>chance to use How resilient is our system.</text:p>
        </text:list-item>
      </text:list>
      <text:p text:style-name="P46"/>
      <text:p text:style-name="P12">Log Aggregator:</text:p>
      <text:list xml:id="list210342474" text:style-name="L21">
        <text:list-item>
          <text:p text:style-name="P109">As one Microservic can have multiple instance, If we have to search for log into each instances it is a cumbersome job, In reality impossible, so we have to create such a Log aggregate which consolidated all log and use to do a efficient search for debugging purpose.</text:p>
        </text:list-item>
        <text:list-item>
          <text:p text:style-name="P109">Splunk, ELK does that.</text:p>
        </text:list-item>
      </text:list>
      <text:p text:style-name="P25"/>
      <text:p text:style-name="P25"/>
      <text:p text:style-name="P25"/>
      <text:p text:style-name="P25"/>
      <text:p text:style-name="P137"><text:span text:style-name="T26">Study on </text:span>Config Server</text:p>
      <text:p text:style-name="P73"/>
      <text:list xml:id="list74105883" text:style-name="L28">
        <text:list-item>
          <text:p text:style-name="P76">What is Config Server</text:p>
        </text:list-item>
        <text:list-item>
          <text:p text:style-name="P76">Why is Config Server needed in Microservice Architecture</text:p>
        </text:list-item>
        <text:list-item>
          <text:p text:style-name="P76">How Configserver works</text:p>
        </text:list-item>
        <text:list-item>
          <text:p text:style-name="P76">Refresh Configserver on the fly</text:p>
        </text:list-item>
      </text:list>
      <text:p text:style-name="P74"/>
      <text:p text:style-name="P74"/>
      <text:p text:style-name="P97">What is Config Server</text:p>
      <text:p text:style-name="P77">Spring Cloud Config provides server and client-side support for externalized configuration in a distributed system.</text:p>
      <text:p text:style-name="P75"/>
      <text:p text:style-name="P75"/>
      <text:p text:style-name="P97">Why is Config Server needed in Microservice Architecture</text:p>
      <text:list xml:id="list2191514074" text:style-name="L29">
        <text:list-item>
          <text:p text:style-name="P89"><text:span text:style-name="T16">The benefit of a central config server is that if we change a property for a microservice, it can <text:s/>reflect that on the fly without redeploying the microservice.</text:span></text:p>
        </text:list-item>
        <text:list-item>
          <text:p text:style-name="P136"><text:span text:style-name="T15">In a central config server all configurable parameters of microservices are kept and version controlled.</text:span></text:p>
        </text:list-item>
        <text:list-item>
          <text:p text:style-name="P136"><text:span text:style-name="T15">In a Traditional system for a change in a parameter we need to Stop the server, build the code and then deploy the new artifacts to reflect that change.</text:span></text:p>
        </text:list-item>
        <text:list-item>
          <text:p text:style-name="P136"><text:span text:style-name="T15">It is a violation of principal “Build just once and deploy it in any environment.”</text:span></text:p>
        </text:list-item>
        <text:list-item>
          <text:p text:style-name="P136"><text:span text:style-name="T15">Also, Parameters are different based on environment like dev, staged, prod etc.</text:span></text:p>
        </text:list-item>
        <text:list-item>
          <text:p text:style-name="P136"><text:span text:style-name="T15">We can manage all environment specific property in a central server</text:span></text:p>
        </text:list-item>
      </text:list>
      <text:p text:style-name="P78"/>
      <text:p text:style-name="P75"/>
      <text:p text:style-name="P75"/>
      <text:p text:style-name="P97">How Config-server works</text:p>
      <text:list xml:id="list2750048435" text:style-name="L30">
        <text:list-item>
          <text:p text:style-name="P79">To build a config server we have to create a Config repository, which usually a Git repository or it can be a native file system, which manages the versions of the configuration files for all Microservices.</text:p>
        </text:list-item>
        <text:list-item>
          <text:p text:style-name="P79">How the configuration files are kept, the strategy that governs this behavior is the Environment-Repository.</text:p>
        </text:list-item>
        <text:list-item>
          <text:p text:style-name="P79">Environment-Repository contains Environment Object for each Microservice, which has three parameters.</text:p>
        </text:list-item>
        <text:list-item>
          <text:p text:style-name="P79">Application, it denotes which Microservice config property it is, by spring,application.name prop.</text:p>
        </text:list-item>
        <text:list-item>
          <text:p text:style-name="P79">Profiles: which is current active profiles, Dev, Staged, Prod based on that it picks up the profiles</text:p>
        </text:list-item>
        <text:list-item>
          <text:p text:style-name="P79">label: version level</text:p>
        </text:list-item>
        <text:list-item>
          <text:p text:style-name="P79">Suppose I have payroll Microservice whose logical name is spring.application.name=payrollService</text:p>
        </text:list-item>
        <text:list-item>
          <text:p text:style-name="P79">We working in dev profile and current version is 1.0</text:p>
        </text:list-item>
        <text:list-item>
          <text:p text:style-name="P79">So in Config-Server payrollservice-dev-1.0.properties will be picked up. And all the values mentioned here will override any default application.properties kept on config-server.</text:p>
        </text:list-item>
      </text:list>
      <text:p text:style-name="P75"/>
      <text:p text:style-name="P75"/>
      <text:p text:style-name="P75"/>
      <text:p text:style-name="P97">Refresh Config-server on the fly</text:p>
      <text:list xml:id="list1803320743" text:style-name="L31">
        <text:list-item>
          <text:p text:style-name="P70">There are two ways to reflect new property in a Microservice <text:span text:style-name="T24">which added in a config-server.</text:span></text:p>
        </text:list-item>
        <text:list-item>
          <text:p text:style-name="P71"><text:soft-page-break/>Actuator: If any properties for a microservice have been changed, that means they have been refreshed through an Actuator refresh REST endpoint. By doing this, ou<text:span text:style-name="T25">r</text:span> microservice got updated without rebuilding the application.</text:p>
        </text:list-item>
        <text:list-item>
          <text:p text:style-name="P71">Cloud bus: This is optional but very useful. Think if we needed to refresh the actuator endpoint manually for each service. That would be a hectic task, as a complex business domain has many microservices. In this scenario, the cloud bus helps to push the updated properties to all, its subscribed microservices. But to trigger this action, we need t manually refresh one microservice endpoint. I will talk later about the cloud bus.</text:p>
        </text:list-item>
      </text:list>
      <text:p text:style-name="P75"/>
      <text:p text:style-name="P74"/>
      <text:p text:style-name="P73"/>
      <text:p text:style-name="P73"/>
      <text:p text:style-name="P73"/>
      <text:p text:style-name="P83"/>
      <text:p text:style-name="P116">Config Server Implementation</text:p>
      <text:p text:style-name="P134"/>
      <text:p text:style-name="P134"/>
      <text:p text:style-name="P134"/>
      <text:p text:style-name="P135"><text:a xlink:type="simple" xlink:href="https://javaonfly.blogspot.com/search/label/Spring%20cloud%20config%20server" text:style-name="Internet_20_link" text:visited-style-name="Visited_20_Internet_20_Link"><text:span text:style-name="T15">https://javaonfly.blogspot.com/search/label/Spring%20cloud%20config%20server</text:span></text:a></text:p>
      <text:p text:style-name="P25"/>
      <text:p text:style-name="P25"/>
      <text:p text:style-name="P25"/>
      <text:p text:style-name="P25"/>
      <text:p text:style-name="P114">Microservices and Service Discovery</text:p>
      <text:list xml:id="list63748930" text:style-name="L24">
        <text:list-item>
          <text:p text:style-name="P123">What is Service Discovery</text:p>
        </text:list-item>
        <text:list-item>
          <text:p text:style-name="P123">Different between Traditional server side load balancer and service discovery pattern.</text:p>
        </text:list-item>
        <text:list-item>
          <text:p text:style-name="P123">How to use it in Microservice</text:p>
        </text:list-item>
        <text:list-item>
          <text:p text:style-name="P123">Integrate service discovery (Eureka) step by step using Spring Boot will be done in next session tuned. </text:p>
        </text:list-item>
      </text:list>
      <text:p text:style-name="P122"/>
      <text:p text:style-name="P122"/>
      <text:p text:style-name="P94">What is Service Discovery?</text:p>
      <text:list xml:id="list3076978687" text:style-name="L25">
        <text:list-item>
          <text:p text:style-name="P126">Aim of Microservic architecture is their should be no SPF and 100% uptime.</text:p>
        </text:list-item>
        <text:list-item>
          <text:p text:style-name="P126">To achieve the same we must have multiple instances of an service, based on requirements we can increase or decrease instances (Horizontal Scaling).</text:p>
        </text:list-item>
        <text:list-item>
          <text:p text:style-name="P126">Service discovery pattern holds a registry which automatically register and unregister instances on the fly unlike Traditional Load Balancer.</text:p>
        </text:list-item>
      </text:list>
      <text:p text:style-name="P125"/>
      <text:p text:style-name="P95">Demerits of Server side load balancer</text:p>
      <text:list xml:id="list709479875" text:style-name="L26">
        <text:list-item>
          <text:p text:style-name="P128">Problem of server side load balancer is it has a look up table where the server IPs are registered to add or remove a server instance, we need to stop the load balancer add/remove the entry to lookup table and restart it, so in case of Horizontal Scaling it does not fit,</text:p>
        </text:list-item>
        <text:list-item>
          <text:p text:style-name="P128">In Microservice architecture we need to increase or decrease the application (No downtime) so the service discovery pattern stepped in.</text:p>
        </text:list-item>
      </text:list>
      <text:p text:style-name="P127"/>
      <text:p text:style-name="P127"/>
      <text:p text:style-name="P96">Server Side Discovery Pattern</text:p>
      <text:list xml:id="list1523210394" text:style-name="L27">
        <text:list-item>
          <text:p text:style-name="P132">Implementation is Eureka, Consul.</text:p>
        </text:list-item>
        <text:list-item>
          <text:p text:style-name="P132">Eureka maintains a registry, itself it is a microservice,</text:p>
        </text:list-item>
        <text:list-item>
          <text:p text:style-name="P132">each service instance registers when bootstrapped.</text:p>
        </text:list-item>
        <text:list-item>
          <text:p text:style-name="P132">{service id} of your microservice serves as the key and instances serve as the value.</text:p>
        </text:list-item>
        <text:list-item>
          <text:p text:style-name="P132"><text:soft-page-break/>After certain intervals each instance sends a heart bit to Eureka so, Eureka understand it is alive, unless it unregister that service for look up table.</text:p>
        </text:list-item>
        <text:list-item>
          <text:p text:style-name="P132">As Eureka server it self a micro service it can have multiple instances they sync among themselves to that a ---- registry are in sync, it solves SPF problem.</text:p>
        </text:list-item>
      </text:list>
      <text:p text:style-name="P131"/>
      <text:p text:style-name="P131"/>
      <text:p text:style-name="P129"/>
      <text:p text:style-name="P124"/>
      <text:p text:style-name="P122"/>
      <text:p text:style-name="P122"/>
      <text:p text:style-name="P122"/>
      <text:p text:style-name="P122"><text:a xlink:type="simple" xlink:href="https://javaonfly.blogspot.com/2017/07/microservicespring-cloud-eureka-server.html" text:style-name="Internet_20_link" text:visited-style-name="Visited_20_Internet_20_Link">https://javaonfly.blogspot.com/2017/07/microservicespring-cloud-eureka-server.html</text:a></text:p>
      <text:p text:style-name="P122"/>
      <text:p text:style-name="P25"/>
      <text:p text:style-name="P25"/>
      <text:p text:style-name="P25"/>
      <text:p text:style-name="P133"/>
      <text:p text:style-name="P133"/>
      <text:p text:style-name="P133"/>
      <text:p text:style-name="P115">Eureka Server Implementation using Spring Boot</text:p>
      <text:p text:style-name="P130"/>
      <text:p text:style-name="P130"/>
      <text:p text:style-name="P130"/>
      <text:p text:style-name="P130"/>
      <text:p text:style-name="P130"><text:a xlink:type="simple" xlink:href="https://javaonfly.blogspot.com/2017/07/microservicespring-cloud-eureka-server.html" text:style-name="Internet_20_link" text:visited-style-name="Visited_20_Internet_20_Link">https://javaonfly.blogspot.com/2017/07/microservicespring-cloud-eureka-server.html</text:a></text:p>
      <text:p text:style-name="P130"/>
      <text:p text:style-name="P25"/>
      <text:p text:style-name="P25"/>
      <text:p text:style-name="P25"/>
      <text:p text:style-name="P25"/>
      <text:p text:style-name="P25"/>
      <text:p text:style-name="P111"/>
      <text:p text:style-name="P113">Microservice Communication</text:p>
      <text:p text:style-name="P111"/>
      <text:list xml:id="list3147798028" text:style-name="L23">
        <text:list-item>
          <text:p text:style-name="P117">Microservice Communication can be two types-</text:p>
        </text:list-item>
        <text:list-item>
          <text:p text:style-name="P117">Sync Mode: where one microservice call another Microservice using REST service, but in this case total calling Microservice chain is blocking for response, so pay attention to it, and think about all the edge cases and error handling,</text:p>
        </text:list-item>
        <text:list-item>
          <text:p text:style-name="P117">Async Mode: One Microservice request another Microservice but not wating for the response so it is not blocking, can be done via JMS.</text:p>
        </text:list-item>
      </text:list>
      <text:p text:style-name="P118"/>
      <text:p text:style-name="P118"/>
      <text:p text:style-name="P119">Sync Call (REST Call)</text:p>
      <text:p text:style-name="P119"/>
      <text:p text:style-name="P119"/>
      <text:p text:style-name="P119"/>
      <text:p text:style-name="P119"/>
      <text:p text:style-name="P120">Async Call</text:p>
      <text:p text:style-name="P120"/>
      <text:p text:style-name="P120"/>
      <text:p text:style-name="P120"/>
      <text:p text:style-name="P120"><text:soft-page-break/></text:p>
      <text:p text:style-name="P25"/>
      <text:p text:style-name="P80"/>
      <text:p text:style-name="P81"/>
      <text:p text:style-name="P82"/>
      <text:p text:style-name="P72"><text:a xlink:type="simple" xlink:href="http://javaonfly.blogspot.com/2017/07/microservices-communication-feign-as.html" text:style-name="Internet_20_link" text:visited-style-name="Visited_20_Internet_20_Link">http://javaonfly.blogspot.com/2017/07/microservices-communication-feign-as.html</text:a></text:p>
      <text:p text:style-name="P72"/>
      <text:p text:style-name="P17"/>
      <text:p text:style-name="P14"/>
      <text:h text:style-name="P1" text:outline-level="3"/>
      <text:h text:style-name="P1" text:outline-level="3"/>
      <text:h text:style-name="P1" text:outline-level="3"/>
      <text:h text:style-name="P1" text:outline-level="3"/>
      <text:h text:style-name="P1" text:outline-level="3"/>
      <text:p text:style-name="P141"/>
      <text:h text:style-name="P1" text:outline-level="3"/>
      <text:h text:style-name="P1" text:outline-level="3">Understanding Microservices</text:h>
      <text:list xml:id="list1329523025" text:style-name="L22">
        <text:list-item>
          <text:p text:style-name="P139">1Understanding Microservices Lego building for your platform</text:p>
        </text:list-item>
        <text:list-item>
          <text:p text:style-name="P140"><text:a xlink:type="simple" xlink:href="https://image.slidesharecdn.com/microservices-extended-170203182431/95/understanding-microservices-2-638.jpg?cb=1487147855" office:target-frame-name="_blank" xlink:show="new" text:style-name="Internet_20_link" text:visited-style-name="Visited_20_Internet_20_Link"><text:span text:style-name="T1">2. </text:span></text:a><text:span text:style-name="T2">About Me     M A Hossain Tonu    @Vantage Labs Dhaka mahtonu@vantage.com   Authored the title “PHP Application Development with NetBeans: Beginner's Guide” mahtonu.wordpress.com</text:span></text:p>
        </text:list-item>
        <text:list-item>
          <text:p text:style-name="P140"><text:a xlink:type="simple" xlink:href="https://image.slidesharecdn.com/microservices-extended-170203182431/95/understanding-microservices-3-638.jpg?cb=1487147855" office:target-frame-name="_blank" xlink:show="new" text:style-name="Internet_20_link" text:visited-style-name="Visited_20_Internet_20_Link"><text:span text:style-name="T1">3. </text:span></text:a><text:span text:style-name="T2">Imagine a local railway platform…</text:span></text:p>
        </text:list-item>
        <text:list-item>
          <text:p text:style-name="P140"><text:a xlink:type="simple" xlink:href="https://image.slidesharecdn.com/microservices-extended-170203182431/95/understanding-microservices-4-638.jpg?cb=1487147855" office:target-frame-name="_blank" xlink:show="new" text:style-name="Internet_20_link" text:visited-style-name="Visited_20_Internet_20_Link"><text:span text:style-name="T1">4. </text:span></text:a><text:span text:style-name="T2">Scenarios!</text:span></text:p>
        </text:list-item>
        <text:list-item>
          <text:p text:style-name="P140"><text:a xlink:type="simple" xlink:href="https://image.slidesharecdn.com/microservices-extended-170203182431/95/understanding-microservices-5-638.jpg?cb=1487147855" office:target-frame-name="_blank" xlink:show="new" text:style-name="Internet_20_link" text:visited-style-name="Visited_20_Internet_20_Link"><text:span text:style-name="T1">5. </text:span></text:a><text:span text:style-name="T2">• Few small agile teams (co-located in different ofﬁces + remote team) working on multiple products • When it comes to Refactor • Failure and blame game is On • New members joins in • Worried about scalability? • and so on..</text:span></text:p>
        </text:list-item>
        <text:list-item>
          <text:p text:style-name="P140"><text:a xlink:type="simple" xlink:href="https://image.slidesharecdn.com/microservices-extended-170203182431/95/understanding-microservices-6-638.jpg?cb=1487147855" office:target-frame-name="_blank" xlink:show="new" text:style-name="Internet_20_link" text:visited-style-name="Visited_20_Internet_20_Link"><text:span text:style-name="T1">6. </text:span></text:a><text:span text:style-name="T2">Monolithic App vs Microservices</text:span></text:p>
        </text:list-item>
        <text:list-item>
          <text:p text:style-name="P140"><text:a xlink:type="simple" xlink:href="https://image.slidesharecdn.com/microservices-extended-170203182431/95/understanding-microservices-7-638.jpg?cb=1487147855" office:target-frame-name="_blank" xlink:show="new" text:style-name="Internet_20_link" text:visited-style-name="Visited_20_Internet_20_Link"><text:span text:style-name="T1">7. </text:span></text:a><text:span text:style-name="T2">• A monolithic application built as a single unit. • Enterprise Applications = a client-side user interface + a database + a server-side application. • Change cycles are tied together - a change made to a small part of the application, requires the entire monolith to be rebuilt and deployed. • Over time it's often hard to keep a good modular structure, making it harder to keep changes that ought to only affect one module within that module. • Scaling requires scaling of the entire application rather than parts of it that require greater resource.</text:span></text:p>
        </text:list-item>
        <text:list-item>
          <text:p text:style-name="P140"><text:a xlink:type="simple" xlink:href="https://image.slidesharecdn.com/microservices-extended-170203182431/95/understanding-microservices-8-638.jpg?cb=1487147855" office:target-frame-name="_blank" xlink:show="new" text:style-name="Internet_20_link" text:visited-style-name="Visited_20_Internet_20_Link"><text:span text:style-name="T1">8. </text:span></text:a><text:span text:style-name="T2">Microservice?</text:span></text:p>
        </text:list-item>
        <text:list-item>
          <text:p text:style-name="P140"><text:a xlink:type="simple" xlink:href="https://image.slidesharecdn.com/microservices-extended-170203182431/95/understanding-microservices-9-638.jpg?cb=1487147855" office:target-frame-name="_blank" xlink:show="new" text:style-name="Internet_20_link" text:visited-style-name="Visited_20_Internet_20_Link"><text:span text:style-name="T1">9. </text:span></text:a><text:span text:style-name="T2">No ofﬁcial deﬁnition, No Standards,   But has a set of Characteristics</text:span></text:p>
        </text:list-item>
        <text:list-item>
          <text:p text:style-name="P140"><text:a xlink:type="simple" xlink:href="https://image.slidesharecdn.com/microservices-extended-170203182431/95/understanding-microservices-10-638.jpg?cb=1487147855" office:target-frame-name="_blank" xlink:show="new" text:style-name="Internet_20_link" text:visited-style-name="Visited_20_Internet_20_Link"><text:span text:style-name="T1">10. </text:span></text:a><text:span text:style-name="T2">In short, the microservice architectural style is an approach to developing a single application as a suite of small services, each running in its own process and communicating with lightweight mechanisms, often an HTTP resource API.</text:span></text:p>
        </text:list-item>
        <text:list-item>
          <text:p text:style-name="P140"><text:a xlink:type="simple" xlink:href="https://image.slidesharecdn.com/microservices-extended-170203182431/95/understanding-microservices-11-638.jpg?cb=1487147855" office:target-frame-name="_blank" xlink:show="new" text:style-name="Internet_20_link" text:visited-style-name="Visited_20_Internet_20_Link"><text:span text:style-name="T1">11. </text:span></text:a><text:span text:style-name="T2">Architectural Pattern • The microservices approach is a ﬁrst realisation of SOA that followed the introduction of DevOps and is becoming more popular for building continuously deployed systems. • In a microservices architecture, services should have a small granularity and the protocols should be lightweight. • Reinforced by the Single Responsibility Principle</text:span></text:p>
        </text:list-item>
        <text:list-item>
          <text:p text:style-name="P140"><text:a xlink:type="simple" xlink:href="https://image.slidesharecdn.com/microservices-extended-170203182431/95/understanding-microservices-12-638.jpg?cb=1487147855" office:target-frame-name="_blank" xlink:show="new" text:style-name="Internet_20_link" text:visited-style-name="Visited_20_Internet_20_Link"><text:span text:style-name="T1">12. </text:span></text:a><text:span text:style-name="T2">Why? • Failure isolation (yes, you’ll be greatful when it comes to debugging issue in production, and you have clear boundaries of each service responsibilities) • Decentralized data management • Super fast deployments to independent components (microservices) • Scalability • Flexibility</text:span></text:p>
        </text:list-item>
        <text:list-item>
          <text:p text:style-name="P140"><text:soft-page-break/><text:a xlink:type="simple" xlink:href="https://image.slidesharecdn.com/microservices-extended-170203182431/95/understanding-microservices-13-638.jpg?cb=1487147855" office:target-frame-name="_blank" xlink:show="new" text:style-name="Internet_20_link" text:visited-style-name="Visited_20_Internet_20_Link"><text:span text:style-name="T1">13. </text:span></text:a><text:span text:style-name="T2">Beneﬁts • Distributing different responsibilities of the system into different smaller services • Decreases the coupling • Easier to change and add functions and qualities to the system • Allows the architecture of an individual service to emerge through continuous refactoring • Reduces the need for a big up-front design and allows for releasing software early and continuously.</text:span></text:p>
        </text:list-item>
        <text:list-item>
          <text:p text:style-name="P140"><text:a xlink:type="simple" xlink:href="https://image.slidesharecdn.com/microservices-extended-170203182431/95/understanding-microservices-14-638.jpg?cb=1487147855" office:target-frame-name="_blank" xlink:show="new" text:style-name="Internet_20_link" text:visited-style-name="Visited_20_Internet_20_Link"><text:span text:style-name="T1">14. </text:span></text:a><text:span text:style-name="T2">Beneﬁts • Implemented using different programming languages, databases, hardware and software environment, depending on what ﬁts best. • Small in size, messaging enabled, bounded by contexts, autonomously developed, independently deployable, decentralized and built and released with automated processes • Design for Failures</text:span></text:p>
        </text:list-item>
        <text:list-item>
          <text:p text:style-name="P140"><text:a xlink:type="simple" xlink:href="https://image.slidesharecdn.com/microservices-extended-170203182431/95/understanding-microservices-15-638.jpg?cb=1487147855" office:target-frame-name="_blank" xlink:show="new" text:style-name="Internet_20_link" text:visited-style-name="Visited_20_Internet_20_Link"><text:span text:style-name="T1">15. </text:span></text:a><text:span text:style-name="T2">Criticism • Network latency, message formats, load balancing and fault tolerance • Inter-service calls over a network have a higher cost in terms of network latency and message processing time than in-process calls within a monolithic service process • Moving responsibilities between services is more difﬁcult. It may involve communication between different teams, rewriting the functionality in another language or ﬁtting it into a different infrastructure</text:span></text:p>
        </text:list-item>
        <text:list-item>
          <text:p text:style-name="P140"><text:a xlink:type="simple" xlink:href="https://image.slidesharecdn.com/microservices-extended-170203182431/95/understanding-microservices-16-638.jpg?cb=1487147855" office:target-frame-name="_blank" xlink:show="new" text:style-name="Internet_20_link" text:visited-style-name="Visited_20_Internet_20_Link"><text:span text:style-name="T1">16. </text:span></text:a><text:span text:style-name="T2">Prerequisites • Rapid Provisioning • Basic Monitoring • Rapid Application Deployment • Devops Culture</text:span></text:p>
        </text:list-item>
        <text:list-item>
          <text:p text:style-name="P140"><text:a xlink:type="simple" xlink:href="https://image.slidesharecdn.com/microservices-extended-170203182431/95/understanding-microservices-17-638.jpg?cb=1487147855" office:target-frame-name="_blank" xlink:show="new" text:style-name="Internet_20_link" text:visited-style-name="Visited_20_Internet_20_Link"><text:span text:style-name="T1">17. </text:span></text:a><text:span text:style-name="T2">Case Study:   Sample Microservices for an  E-Commerce Platform</text:span></text:p>
        </text:list-item>
        <text:list-item>
          <text:p text:style-name="P140"><text:a xlink:type="simple" xlink:href="https://image.slidesharecdn.com/microservices-extended-170203182431/95/understanding-microservices-18-638.jpg?cb=1487147855" office:target-frame-name="_blank" xlink:show="new" text:style-name="Internet_20_link" text:visited-style-name="Visited_20_Internet_20_Link"><text:span text:style-name="T1">18. </text:span></text:a><text:span text:style-name="T2">An e-commerce platform that • Talks JSON over HTTP • User interface: • Web frontend (javascript client) • iOS app • Android app • Third-party clients</text:span></text:p>
        </text:list-item>
        <text:list-item>
          <text:p text:style-name="P140"><text:a xlink:type="simple" xlink:href="https://image.slidesharecdn.com/microservices-extended-170203182431/95/understanding-microservices-19-638.jpg?cb=1487147855" office:target-frame-name="_blank" xlink:show="new" text:style-name="Internet_20_link" text:visited-style-name="Visited_20_Internet_20_Link"><text:span text:style-name="T1">19. </text:span></text:a><text:span text:style-name="T2">E-commerce: Deﬁne Scopes • User accounts • Catalog • Cart and Checkout • Orders processing • Inventory</text:span></text:p>
        </text:list-item>
        <text:list-item>
          <text:p text:style-name="P140"><text:a xlink:type="simple" xlink:href="https://image.slidesharecdn.com/microservices-extended-170203182431/95/understanding-microservices-20-638.jpg?cb=1487147855" office:target-frame-name="_blank" xlink:show="new" text:style-name="Internet_20_link" text:visited-style-name="Visited_20_Internet_20_Link"><text:span text:style-name="T1">20. </text:span></text:a><text:span text:style-name="T2">Monolithic way</text:span></text:p>
        </text:list-item>
        <text:list-item>
          <text:p text:style-name="P140"><text:a xlink:type="simple" xlink:href="https://image.slidesharecdn.com/microservices-extended-170203182431/95/understanding-microservices-21-638.jpg?cb=1487147855" office:target-frame-name="_blank" xlink:show="new" text:style-name="Internet_20_link" text:visited-style-name="Visited_20_Internet_20_Link"><text:span text:style-name="T1">21. </text:span></text:a><text:span text:style-name="T2">• ALL requests that user makes follow this pattern: • Request delivered to app • App reaches out to memcache to see if there’s cached version of that resource • If no, then it makes query to get resource from database • Simple, easy, not so scalable. From both: development and performance perspectives. • Imagine 30 people working on same app codebase - nightmare! I bet in effective agile environment, they’ll have quite a few problems and these will be amongst them: • Slow and clumsy releases • Hard to manage incoming changes • Lack of continuous delivery • Struggling with time it takes to manage codebase and keep all in sync</text:span></text:p>
        </text:list-item>
        <text:list-item>
          <text:p text:style-name="P140"><text:a xlink:type="simple" xlink:href="https://image.slidesharecdn.com/microservices-extended-170203182431/95/understanding-microservices-22-638.jpg?cb=1487147855" office:target-frame-name="_blank" xlink:show="new" text:style-name="Internet_20_link" text:visited-style-name="Visited_20_Internet_20_Link"><text:span text:style-name="T1">22. </text:span></text:a><text:span text:style-name="T2">Microservices way</text:span></text:p>
        </text:list-item>
        <text:list-item>
          <text:p text:style-name="P140"><text:a xlink:type="simple" xlink:href="https://image.slidesharecdn.com/microservices-extended-170203182431/95/understanding-microservices-23-638.jpg?cb=1487147855" office:target-frame-name="_blank" xlink:show="new" text:style-name="Internet_20_link" text:visited-style-name="Visited_20_Internet_20_Link"><text:span text:style-name="T1">23. </text:span></text:a><text:span text:style-name="T2">• Talks json • Logically (and ideally physically) isolated from others • Doesn’t share resources with other apps • Has it’s own codebase • Has clearly deﬁned data ownership</text:span></text:p>
        </text:list-item>
        <text:list-item>
          <text:p text:style-name="P140"><text:soft-page-break/><text:a xlink:type="simple" xlink:href="https://image.slidesharecdn.com/microservices-extended-170203182431/95/understanding-microservices-24-638.jpg?cb=1487147855" office:target-frame-name="_blank" xlink:show="new" text:style-name="Internet_20_link" text:visited-style-name="Visited_20_Internet_20_Link"><text:span text:style-name="T1">24. </text:span></text:a><text:span text:style-name="T2">• Independent deployments • Issues are easier to diagnose and debug • More maintainable codebase • More testable application</text:span></text:p>
        </text:list-item>
        <text:list-item>
          <text:p text:style-name="P140"><text:a xlink:type="simple" xlink:href="https://image.slidesharecdn.com/microservices-extended-170203182431/95/understanding-microservices-25-638.jpg?cb=1487147855" office:target-frame-name="_blank" xlink:show="new" text:style-name="Internet_20_link" text:visited-style-name="Visited_20_Internet_20_Link"><text:span text:style-name="T1">25. </text:span></text:a><text:span text:style-name="T2">Known users • Pivotal • Uber • Netﬂix • Google • Amazon • Salesforce • Soundcloud</text:span></text:p>
        </text:list-item>
        <text:list-item>
          <text:p text:style-name="P140"><text:a xlink:type="simple" xlink:href="https://image.slidesharecdn.com/microservices-extended-170203182431/95/understanding-microservices-26-638.jpg?cb=1487147855" office:target-frame-name="_blank" xlink:show="new" text:style-name="Internet_20_link" text:visited-style-name="Visited_20_Internet_20_Link"><text:span text:style-name="T1">26. </text:span></text:a><text:span text:style-name="T2">Implementations</text:span></text:p>
        </text:list-item>
        <text:list-item>
          <text:p text:style-name="P140"><text:a xlink:type="simple" xlink:href="https://image.slidesharecdn.com/microservices-extended-170203182431/95/understanding-microservices-27-638.jpg?cb=1487147855" office:target-frame-name="_blank" xlink:show="new" text:style-name="Internet_20_link" text:visited-style-name="Visited_20_Internet_20_Link"><text:span text:style-name="T1">27. </text:span></text:a><text:span text:style-name="T2">Docker • Package the microservice as a (Docker) container image. • Deploy each service instance as a container. • Scaling is done based on changing the number of container instances. • Building, deploying, and starting microservice will be much faster as we are using Docker containers (which is much faster than a regular VM)</text:span></text:p>
        </text:list-item>
        <text:list-item>
          <text:p text:style-name="P140"><text:a xlink:type="simple" xlink:href="https://image.slidesharecdn.com/microservices-extended-170203182431/95/understanding-microservices-28-638.jpg?cb=1487147855" office:target-frame-name="_blank" xlink:show="new" text:style-name="Internet_20_link" text:visited-style-name="Visited_20_Internet_20_Link"><text:span text:style-name="T1">28. </text:span></text:a><text:span text:style-name="T2">References • Martin Fowler’s Microservices: https:// martinfowler.com/articles/microservices.html • Photo courtesy: martinfowler.com</text:span></text:p>
        </text:list-item>
      </text:list>
      <text:p text:style-name="Standard"/>
      <text:p text:style-name="Standard"/>
      <text:p text:style-name="Standard"/>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1" svg:font-family="'Helvetica Neue', Helvetica, Arial, sans-serif"/>
    <style:font-face style:name="Helvetica Neue" svg:font-family="'Helvetica Neue', Helvetica,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1:00:43.359647599</meta:creation-date>
    <dc:date>2018-11-22T15:11:34.205849436</dc:date>
    <meta:editing-duration>PT13H58M36S</meta:editing-duration>
    <meta:editing-cycles>86</meta:editing-cycles>
    <meta:generator>LibreOffice/6.0.6.2$Linux_X86_64 LibreOffice_project/00m0$Build-2</meta:generator>
    <meta:document-statistic meta:table-count="0" meta:image-count="0" meta:object-count="0" meta:page-count="13" meta:paragraph-count="212" meta:word-count="2811" meta:character-count="17834" meta:non-whitespace-character-count="15353"/>
  </office:meta>
</office:document-meta>
</file>